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1666in" fo:margin-bottom="0.1666in" fo:line-height="100%"/>
    </style:style>
    <style:style style:name="T3" style:parent-style-name="Policepardéfaut" style:family="text">
      <style:text-properties style:font-name="Arial" style:font-name-asian="Times New Roman" fo:font-style="italic" style:font-style-asian="italic" style:font-style-complex="italic" fo:color="#000000" fo:font-size="14pt" style:font-size-asian="14pt" style:font-size-complex="14pt" style:language-asian="fr" style:country-asian="FR"/>
    </style:style>
    <style:style style:name="T4" style:parent-style-name="Policepardéfaut" style:family="text">
      <style:text-properties style:font-name="Arial" style:font-name-asian="Times New Roman" fo:font-style="italic" style:font-style-asian="italic" style:font-style-complex="italic" fo:color="#000000" fo:font-size="14pt" style:font-size-asian="14pt" style:font-size-complex="14pt" style:language-asian="fr" style:country-asian="FR"/>
    </style:style>
    <style:style style:name="P5" style:parent-style-name="Paragraphedeliste" style:list-style-name="LFO1" style:family="paragraph">
      <style:paragraph-properties fo:margin-top="0.1666in" fo:margin-bottom="0.1666in" fo:line-height="100%"/>
    </style:style>
    <style:style style:name="T6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7" style:parent-style-name="Paragraphedeliste" style:list-style-name="LFO1" style:family="paragraph">
      <style:paragraph-properties fo:margin-top="0.1666in" fo:margin-bottom="0.1666in" fo:line-height="100%"/>
    </style:style>
    <style:style style:name="T8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9" style:parent-style-name="Paragraphedeliste" style:list-style-name="LFO1" style:family="paragraph">
      <style:paragraph-properties fo:margin-top="0.1666in" fo:margin-bottom="0.1666in" fo:line-height="100%"/>
    </style:style>
    <style:style style:name="T10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11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12" style:parent-style-name="Normal" style:family="paragraph">
      <style:paragraph-properties fo:margin-top="0.1666in" fo:margin-bottom="0.1666in" fo:line-height="100%"/>
      <style:text-properties style:font-name="Arial" style:font-name-asian="Times New Roman" fo:color="#000000" fo:font-size="14pt" style:font-size-asian="14pt" style:font-size-complex="14pt" fo:background-color="#FFFF00" style:language-asian="fr" style:country-asian="FR"/>
    </style:style>
    <style:style style:name="P13" style:parent-style-name="Normal" style:family="paragraph">
      <style:paragraph-properties fo:margin-bottom="0.0138in" fo:line-height="100%" fo:margin-right="0.0138in"/>
    </style:style>
    <style:style style:name="T14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15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16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17" style:parent-style-name="Normal" style:family="paragraph">
      <style:paragraph-properties fo:margin-bottom="0.0138in" fo:line-height="100%" fo:margin-left="0.125in" fo:margin-right="0.0138in" fo:text-indent="-0.125in">
        <style:tab-stops/>
      </style:paragraph-properties>
    </style:style>
    <style:style style:name="T18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19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20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1" style:parent-style-name="Normal" style:family="paragraph">
      <style:paragraph-properties fo:margin-bottom="0.0138in" fo:line-height="100%" fo:margin-left="0.125in" fo:margin-right="0.0138in" fo:text-indent="-0.125in">
        <style:tab-stops/>
      </style:paragraph-properties>
    </style:style>
    <style:style style:name="T22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23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24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5" style:parent-style-name="Normal" style:family="paragraph">
      <style:paragraph-properties fo:margin-bottom="0.0138in" fo:line-height="100%" fo:margin-left="0.125in" fo:margin-right="0.0138in" fo:text-indent="-0.125in">
        <style:tab-stops/>
      </style:paragraph-properties>
    </style:style>
    <style:style style:name="T26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27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28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29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30" style:parent-style-name="Normal" style:family="paragraph">
      <style:paragraph-properties fo:margin-bottom="0.0138in" fo:line-height="100%" fo:margin-left="0.125in" fo:margin-right="0.0138in" fo:text-indent="-0.125in">
        <style:tab-stops/>
      </style:paragraph-properties>
    </style:style>
    <style:style style:name="T31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32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33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34" style:parent-style-name="Normal" style:family="paragraph">
      <style:paragraph-properties fo:margin-bottom="0.0138in" fo:line-height="100%" fo:margin-left="0.125in" fo:margin-right="0.0138in" fo:text-indent="-0.125in">
        <style:tab-stops/>
      </style:paragraph-properties>
    </style:style>
    <style:style style:name="T35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7" style:parent-style-name="Normal" style:family="paragraph">
      <style:paragraph-properties fo:margin-bottom="0.0138in" fo:line-height="100%"/>
    </style:style>
    <style:style style:name="T38" style:parent-style-name="Policepardéfaut" style:family="text">
      <style:text-properties style:font-name="Arial" style:font-name-asian="Times New Roman" fo:color="#000000" fo:font-size="14pt" style:font-size-asian="14pt" style:font-size-complex="14pt" fo:background-color="#FFFF00" style:language-asian="fr" style:country-asian="FR"/>
    </style:style>
    <style:style style:name="T39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40" style:parent-style-name="Normal" style:family="paragraph">
      <style:paragraph-properties fo:margin-bottom="0.0138in" fo:line-height="100%" fo:margin-left="0.125in" fo:margin-right="0.0138in" fo:text-indent="-0.125in">
        <style:tab-stops/>
      </style:paragraph-properties>
    </style:style>
    <style:style style:name="T41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42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43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44" style:parent-style-name="Normal" style:family="paragraph">
      <style:paragraph-properties fo:margin-bottom="0.0138in" fo:line-height="100%" fo:margin-left="0.125in" fo:margin-right="0.0138in" fo:text-indent="-0.125in">
        <style:tab-stops/>
      </style:paragraph-properties>
    </style:style>
    <style:style style:name="T45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46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47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48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49" style:parent-style-name="Normal" style:family="paragraph">
      <style:paragraph-properties fo:margin-bottom="0.0138in" fo:line-height="100%" fo:margin-left="0.125in" fo:margin-right="0.0138in" fo:text-indent="-0.125in">
        <style:tab-stops/>
      </style:paragraph-properties>
    </style:style>
    <style:style style:name="T50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51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52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53" style:parent-style-name="Normal" style:family="paragraph">
      <style:paragraph-properties fo:margin-bottom="0.0138in" fo:line-height="100%" fo:margin-left="0.125in" fo:margin-right="0.0138in" fo:text-indent="-0.125in">
        <style:tab-stops/>
      </style:paragraph-properties>
    </style:style>
    <style:style style:name="T54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55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56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57" style:parent-style-name="Normal" style:family="paragraph">
      <style:paragraph-properties fo:margin-bottom="0.0138in" fo:line-height="100%" fo:margin-left="0.125in" fo:margin-right="0.0138in" fo:text-indent="-0.125in">
        <style:tab-stops/>
      </style:paragraph-properties>
    </style:style>
    <style:style style:name="T58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59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60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61" style:parent-style-name="Normal" style:family="paragraph">
      <style:paragraph-properties fo:margin-bottom="0.0138in" fo:line-height="100%" fo:margin-left="0.125in" fo:margin-right="0.0138in" fo:text-indent="-0.125in">
        <style:tab-stops/>
      </style:paragraph-properties>
    </style:style>
    <style:style style:name="T62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63" style:parent-style-name="Normal" style:family="paragraph">
      <style:paragraph-properties fo:margin-bottom="0.0138in" fo:line-height="100%" fo:margin-left="0.125in" fo:margin-right="0.0138in" fo:text-indent="-0.125in">
        <style:tab-stops/>
      </style:paragraph-properties>
    </style:style>
    <style:style style:name="T64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65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6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7" style:parent-style-name="Normal" style:family="paragraph">
      <style:paragraph-properties fo:margin-bottom="0.0138in" fo:line-height="100%"/>
    </style:style>
    <style:style style:name="T68" style:parent-style-name="Policepardéfaut" style:family="text">
      <style:text-properties style:font-name="Arial" style:font-name-asian="Times New Roman" fo:font-weight="bold" style:font-weight-asian="bold" style:font-weight-complex="bold" fo:color="#000000" fo:font-size="14pt" style:font-size-asian="14pt" style:font-size-complex="14pt" fo:background-color="#FFFF00" style:language-asian="fr" style:country-asian="FR"/>
    </style:style>
    <style:style style:name="T69" style:parent-style-name="Policepardéfaut" style:family="text">
      <style:text-properties style:font-name="Arial" style:font-name-asian="Times New Roman" fo:font-weight="bold" style:font-weight-asian="bold" style:font-weight-complex="bold" fo:color="#000000" fo:font-size="14pt" style:font-size-asian="14pt" style:font-size-complex="14pt" style:language-asian="fr" style:country-asian="FR"/>
    </style:style>
    <style:style style:name="T70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7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2" style:parent-style-name="Normal" style:family="paragraph">
      <style:paragraph-properties fo:margin-bottom="0.0138in" fo:line-height="100%" fo:margin-left="0.125in" fo:margin-right="0.0138in" fo:text-indent="-0.125in">
        <style:tab-stops/>
      </style:paragraph-properties>
    </style:style>
    <style:style style:name="T73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74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75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76" style:parent-style-name="Normal" style:family="paragraph">
      <style:paragraph-properties fo:margin-bottom="0.0138in" fo:line-height="100%" fo:margin-left="0.125in" fo:margin-right="0.0138in" fo:text-indent="-0.125in">
        <style:tab-stops/>
      </style:paragraph-properties>
    </style:style>
    <style:style style:name="T77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78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79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80" style:parent-style-name="Normal" style:family="paragraph">
      <style:paragraph-properties fo:margin-bottom="0.0138in" fo:line-height="100%" fo:margin-left="0.125in" fo:margin-right="0.0138in" fo:text-indent="-0.125in">
        <style:tab-stops/>
      </style:paragraph-properties>
    </style:style>
    <style:style style:name="T81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82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83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84" style:parent-style-name="Normal" style:family="paragraph">
      <style:paragraph-properties fo:margin-bottom="0.0138in" fo:line-height="100%" fo:margin-left="0.125in" fo:margin-right="0.0138in" fo:text-indent="-0.125in">
        <style:tab-stops/>
      </style:paragraph-properties>
    </style:style>
    <style:style style:name="T85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86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87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88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89" style:parent-style-name="Normal" style:family="paragraph">
      <style:paragraph-properties fo:margin-top="0.1666in" fo:margin-bottom="0.1666in" fo:line-height="100%"/>
    </style:style>
    <style:style style:name="T90" style:parent-style-name="Policepardéfaut" style:family="text">
      <style:text-properties style:font-name="Arial" style:font-name-asian="Times New Roman" fo:font-style="italic" style:font-style-asian="italic" style:font-style-complex="italic" fo:color="#000000" fo:font-size="14pt" style:font-size-asian="14pt" style:font-size-complex="14pt" style:language-asian="fr" style:country-asian="FR"/>
    </style:style>
    <style:style style:name="P91" style:parent-style-name="Paragraphedeliste" style:list-style-name="LFO1" style:family="paragraph">
      <style:paragraph-properties fo:margin-top="0.1666in" fo:margin-bottom="0.1666in" fo:line-height="100%"/>
    </style:style>
    <style:style style:name="T92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93" style:parent-style-name="Paragraphedeliste" style:list-style-name="LFO1" style:family="paragraph">
      <style:paragraph-properties fo:margin-top="0.1666in" fo:margin-bottom="0.1666in" fo:line-height="100%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94" style:parent-style-name="Paragraphedeliste" style:list-style-name="LFO1" style:family="paragraph">
      <style:paragraph-properties fo:margin-top="0.1666in" fo:margin-bottom="0.1666in" fo:line-height="100%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95" style:parent-style-name="Paragraphedeliste" style:family="paragraph">
      <style:paragraph-properties fo:margin-top="0.1666in" fo:margin-bottom="0.1666in" fo:line-height="100%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96" style:parent-style-name="Normal" style:family="paragraph">
      <style:paragraph-properties fo:margin-bottom="0.0138in" fo:line-height="100%">
        <style:tab-stops>
          <style:tab-stop style:type="center" style:position="3.15in"/>
        </style:tab-stops>
      </style:paragraph-properties>
    </style:style>
    <style:style style:name="T97" style:parent-style-name="Policepardéfaut" style:family="text">
      <style:text-properties style:font-name="Arial" style:font-name-asian="Times New Roman" fo:color="#000000" fo:font-size="14pt" style:font-size-asian="14pt" style:font-size-complex="14pt" fo:background-color="#FFFF00" style:language-asian="fr" style:country-asian="FR"/>
    </style:style>
    <style:style style:name="T98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99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100" style:parent-style-name="Paragraphedeliste" style:list-style-name="LFO1" style:family="paragraph">
      <style:paragraph-properties fo:margin-bottom="0.0138in" fo:line-height="100%" fo:margin-right="0.0138in"/>
    </style:style>
    <style:style style:name="T101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102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103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104" style:parent-style-name="Paragraphedeliste" style:list-style-name="LFO1" style:family="paragraph">
      <style:paragraph-properties fo:margin-bottom="0.0138in" fo:line-height="100%" fo:margin-right="0.0138in"/>
    </style:style>
    <style:style style:name="T105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106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107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108" style:parent-style-name="Paragraphedeliste" style:list-style-name="LFO1" style:family="paragraph">
      <style:paragraph-properties fo:margin-bottom="0.0138in" fo:line-height="100%" fo:margin-right="0.0138in"/>
    </style:style>
    <style:style style:name="T109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110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111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112" style:parent-style-name="Paragraphedeliste" style:list-style-name="LFO1" style:family="paragraph">
      <style:paragraph-properties fo:margin-bottom="0.0138in" fo:line-height="100%" fo:margin-right="0.0138in"/>
    </style:style>
    <style:style style:name="T113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114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115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116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117" style:parent-style-name="Paragraphedeliste" style:list-style-name="LFO1" style:family="paragraph">
      <style:paragraph-properties fo:margin-bottom="0.0138in" fo:line-height="100%" fo:margin-right="0.0138in"/>
    </style:style>
    <style:style style:name="T118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119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120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121" style:parent-style-name="Paragraphedeliste" style:family="paragraph">
      <style:paragraph-properties fo:margin-top="0.1666in" fo:margin-bottom="0.1666in" fo:line-height="100%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122" style:parent-style-name="Normal" style:family="paragraph">
      <style:paragraph-properties fo:margin-bottom="0.0138in" fo:line-height="100%"/>
    </style:style>
    <style:style style:name="T123" style:parent-style-name="Policepardéfaut" style:family="text">
      <style:text-properties style:font-name="Arial" style:font-name-asian="Times New Roman" fo:color="#000000" fo:font-size="14pt" style:font-size-asian="14pt" style:font-size-complex="14pt" fo:background-color="#FFFF00" style:language-asian="fr" style:country-asian="FR"/>
    </style:style>
    <style:style style:name="T124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125" style:parent-style-name="Paragraphedeliste" style:list-style-name="LFO1" style:family="paragraph">
      <style:paragraph-properties fo:margin-bottom="0.0138in" fo:line-height="100%" fo:margin-right="0.0138in"/>
    </style:style>
    <style:style style:name="T126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127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128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129" style:parent-style-name="Paragraphedeliste" style:list-style-name="LFO1" style:family="paragraph">
      <style:paragraph-properties fo:margin-bottom="0.0138in" fo:line-height="100%" fo:margin-right="0.0138in"/>
    </style:style>
    <style:style style:name="T130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131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132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133" style:parent-style-name="Paragraphedeliste" style:list-style-name="LFO1" style:family="paragraph">
      <style:paragraph-properties fo:margin-bottom="0.0138in" fo:line-height="100%" fo:margin-right="0.0138in"/>
    </style:style>
    <style:style style:name="T134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135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136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137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138" style:parent-style-name="Paragraphedeliste" style:list-style-name="LFO1" style:family="paragraph">
      <style:paragraph-properties fo:margin-bottom="0.0138in" fo:line-height="100%" fo:margin-right="0.0138in"/>
    </style:style>
    <style:style style:name="T139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140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141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142" style:parent-style-name="Paragraphedeliste" style:list-style-name="LFO1" style:family="paragraph">
      <style:paragraph-properties fo:margin-bottom="0.0138in" fo:line-height="100%" fo:margin-right="0.0138in"/>
    </style:style>
    <style:style style:name="T143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144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145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146" style:parent-style-name="Normal" style:family="paragraph">
      <style:paragraph-properties fo:margin-bottom="0.0138in" fo:line-height="100%" fo:margin-left="0.25in" fo:margin-right="0.0138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47" style:parent-style-name="Normal" style:family="paragraph">
      <style:paragraph-properties fo:margin-top="0.1666in" fo:margin-bottom="0.1666in" fo:line-height="100%"/>
      <style:text-properties style:font-name="Arial" style:font-name-asian="Times New Roman" fo:color="#000000" fo:font-size="14pt" style:font-size-asian="14pt" style:font-size-complex="14pt" fo:background-color="#FFFF00" style:language-asian="fr" style:country-asian="FR"/>
    </style:style>
    <style:style style:name="P148" style:parent-style-name="Normal" style:family="paragraph">
      <style:paragraph-properties fo:margin-bottom="0.0138in" fo:line-height="100%" fo:margin-left="0.125in" fo:margin-right="0.0138in" fo:text-indent="-0.125in">
        <style:tab-stops/>
      </style:paragraph-properties>
    </style:style>
    <style:style style:name="T149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150" style:parent-style-name="Normal" style:family="paragraph">
      <style:paragraph-properties fo:margin-bottom="0.0138in" fo:line-height="100%" fo:margin-left="0.125in" fo:margin-right="0.0138in" fo:text-indent="-0.125in">
        <style:tab-stops/>
      </style:paragraph-properties>
    </style:style>
    <style:style style:name="T151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152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153" style:parent-style-name="Normal" style:family="paragraph">
      <style:paragraph-properties fo:margin-bottom="0.0138in" fo:line-height="100%" fo:margin-left="0.125in" fo:margin-right="0.0138in" fo:text-indent="-0.125in">
        <style:tab-stops/>
      </style:paragraph-properties>
    </style:style>
    <style:style style:name="T154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155" style:parent-style-name="Normal" style:family="paragraph">
      <style:paragraph-properties fo:margin-bottom="0.0138in" fo:line-height="100%" fo:margin-left="0.125in" fo:margin-right="0.0138in" fo:text-indent="-0.125in">
        <style:tab-stops/>
      </style:paragraph-properties>
    </style:style>
    <style:style style:name="T156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157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158" style:parent-style-name="Normal" style:family="paragraph">
      <style:paragraph-properties fo:margin-bottom="0.0138in" fo:line-height="100%" fo:margin-right="0.0138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59" style:parent-style-name="Normal" style:family="paragraph">
      <style:paragraph-properties fo:margin-top="0.1666in" fo:margin-bottom="0in" fo:line-height="100%"/>
    </style:style>
    <style:style style:name="T160" style:parent-style-name="Policepardéfau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T161" style:parent-style-name="Policepardéfaut" style:family="text">
      <style:text-properties style:font-name="Arial" style:font-name-asian="Times New Roman" fo:font-style="italic" style:font-style-asian="italic" style:font-style-complex="italic" fo:color="#000000" fo:font-size="14pt" style:font-size-asian="14pt" style:font-size-complex="14pt" style:language-asian="fr" style:country-asian="FR"/>
    </style:style>
    <style:style style:name="P162" style:parent-style-name="Paragraphedeliste" style:list-style-name="LFO1" style:family="paragraph">
      <style:paragraph-properties fo:margin-top="0.1666in" fo:margin-bottom="0.1666in" fo:line-height="100%"/>
    </style:style>
    <style:style style:name="T163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164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165" style:parent-style-name="Paragraphedeliste" style:list-style-name="LFO1" style:family="paragraph">
      <style:paragraph-properties fo:margin-top="0.1666in" fo:margin-bottom="0.1666in" fo:line-height="100%"/>
    </style:style>
    <style:style style:name="T166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167" style:parent-style-name="Paragraphedeliste" style:list-style-name="LFO1" style:family="paragraph">
      <style:paragraph-properties fo:margin-top="0.1666in" fo:margin-bottom="0.1666in" fo:line-height="100%"/>
    </style:style>
    <style:style style:name="T168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169" style:parent-style-name="Normal" style:family="paragraph">
      <style:paragraph-properties fo:margin-top="0.1666in" fo:margin-bottom="0.1666in" fo:line-height="100%"/>
    </style:style>
    <style:style style:name="T170" style:parent-style-name="Policepardéfaut" style:family="text">
      <style:text-properties style:font-name="Arial" style:font-name-asian="Times New Roman" fo:color="#000000" fo:font-size="14pt" style:font-size-asian="14pt" style:font-size-complex="14pt" fo:background-color="#FFFF00" style:language-asian="fr" style:country-asian="FR"/>
    </style:style>
    <style:style style:name="P171" style:parent-style-name="Normal" style:family="paragraph">
      <style:paragraph-properties fo:margin-top="0.1666in" fo:margin-bottom="0.1666in" fo:line-height="100%"/>
    </style:style>
    <style:style style:name="T172" style:parent-style-name="Policepardéfaut" style:family="text">
      <style:text-properties style:font-name="Arial" style:font-name-asian="Times New Roman" fo:color="#000000" fo:font-size="14pt" style:font-size-asian="14pt" style:font-size-complex="14pt" fo:background-color="#FFFFFF" style:language-asian="fr" style:country-asian="FR"/>
    </style:style>
    <style:style style:name="P173" style:parent-style-name="Normal" style:family="paragraph">
      <style:paragraph-properties fo:margin-top="0.1666in" fo:margin-bottom="0.1666in" fo:line-height="100%"/>
    </style:style>
    <style:style style:name="T174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175" style:parent-style-name="Normal" style:family="paragraph">
      <style:paragraph-properties fo:margin-bottom="0.0138in" fo:line-height="100%" fo:margin-right="0.0138in"/>
    </style:style>
    <style:style style:name="T176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177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178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179" style:parent-style-name="Normal" style:family="paragraph">
      <style:paragraph-properties fo:margin-bottom="0.0138in" fo:line-height="100%" fo:margin-right="0.0138in"/>
    </style:style>
    <style:style style:name="T180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181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182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183" style:parent-style-name="Normal" style:family="paragraph">
      <style:paragraph-properties fo:margin-bottom="0.0138in" fo:line-height="100%" fo:margin-right="0.0138in"/>
    </style:style>
    <style:style style:name="T184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185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186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18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88" style:parent-style-name="Normal" style:family="paragraph">
      <style:paragraph-properties fo:margin-bottom="0.0138in" fo:line-height="100%"/>
    </style:style>
    <style:style style:name="T189" style:parent-style-name="Policepardéfaut" style:family="text">
      <style:text-properties style:font-name="Arial" style:font-name-asian="Times New Roman" fo:color="#000000" fo:font-size="14pt" style:font-size-asian="14pt" style:font-size-complex="14pt" fo:background-color="#FFFF00" style:language-asian="fr" style:country-asian="FR"/>
    </style:style>
    <style:style style:name="T190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191" style:parent-style-name="Normal" style:family="paragraph">
      <style:paragraph-properties fo:margin-bottom="0.0138in" fo:line-height="100%" fo:margin-left="0.125in" fo:margin-right="0.0138in" fo:text-indent="-0.125in">
        <style:tab-stops/>
      </style:paragraph-properties>
    </style:style>
    <style:style style:name="T192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193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194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195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196" style:parent-style-name="Normal" style:family="paragraph">
      <style:paragraph-properties fo:margin-bottom="0.0138in" fo:line-height="100%" fo:margin-left="0.125in" fo:margin-right="0.0138in" fo:text-indent="-0.125in">
        <style:tab-stops/>
      </style:paragraph-properties>
    </style:style>
    <style:style style:name="T197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198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199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00" style:parent-style-name="Normal" style:family="paragraph">
      <style:paragraph-properties fo:margin-bottom="0.0138in" fo:line-height="100%" fo:margin-left="0.125in" fo:margin-right="0.0138in" fo:text-indent="-0.125in">
        <style:tab-stops/>
      </style:paragraph-properties>
    </style:style>
    <style:style style:name="T201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202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203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04" style:parent-style-name="Normal" style:family="paragraph">
      <style:paragraph-properties fo:margin-bottom="0.0138in" fo:line-height="100%" fo:margin-left="0.125in" fo:margin-right="0.0138in" fo:text-indent="-0.125in">
        <style:tab-stops/>
      </style:paragraph-properties>
    </style:style>
    <style:style style:name="T205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206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207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08" style:parent-style-name="Normal" style:family="paragraph">
      <style:paragraph-properties fo:margin-bottom="0.0138in" fo:line-height="100%" fo:margin-left="0.125in" fo:margin-right="0.0138in" fo:text-indent="-0.125in">
        <style:tab-stops/>
      </style:paragraph-properties>
    </style:style>
    <style:style style:name="T209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210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211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12" style:parent-style-name="Normal" style:family="paragraph">
      <style:paragraph-properties fo:margin-bottom="0.0138in" fo:line-height="100%" fo:margin-left="0.125in" fo:margin-right="0.0138in" fo:text-indent="-0.1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13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14" style:parent-style-name="Normal" style:family="paragraph">
      <style:paragraph-properties fo:margin-bottom="0.0138in" fo:line-height="100%" fo:margin-right="0.0138in"/>
      <style:text-properties style:font-name="Arial" style:font-name-asian="Times New Roman" fo:font-style="italic" style:font-style-asian="italic" style:font-style-complex="italic" fo:color="#000000" fo:font-size="14pt" style:font-size-asian="14pt" style:font-size-complex="14pt" style:language-asian="fr" style:country-asian="FR"/>
    </style:style>
    <style:style style:name="P215" style:parent-style-name="Paragraphedeliste" style:list-style-name="LFO1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16" style:parent-style-name="Paragraphedeliste" style:list-style-name="LFO1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17" style:parent-style-name="Paragraphedeliste" style:list-style-name="LFO1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18" style:parent-style-name="Paragraphedeliste" style:list-style-name="LFO1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19" style:parent-style-name="Normal" style:family="paragraph">
      <style:paragraph-properties fo:margin-bottom="0.0138in" fo:line-height="100%" fo:margin-left="0.25in" fo:margin-right="0.0138in">
        <style:tab-stops/>
      </style:paragraph-properties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20" style:parent-style-name="Normal" style:family="paragraph">
      <style:paragraph-properties fo:margin-bottom="0.0138in" fo:line-height="100%" fo:margin-right="0.0138in"/>
    </style:style>
    <style:style style:name="T221" style:parent-style-name="Policepardéfaut" style:family="text">
      <style:text-properties style:font-name="Arial" style:font-name-asian="Times New Roman" fo:color="#000000" fo:font-size="14pt" style:font-size-asian="14pt" style:font-size-complex="14pt" fo:background-color="#FFFF00" style:language-asian="fr" style:country-asian="FR"/>
    </style:style>
    <style:style style:name="T222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23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24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25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26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27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28" style:parent-style-name="Normal" style:family="paragraph">
      <style:paragraph-properties fo:margin-bottom="0.0138in" fo:line-height="100%" fo:margin-left="0.25in" fo:margin-right="0.0138in">
        <style:tab-stops/>
      </style:paragraph-properties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29" style:parent-style-name="Normal" style:family="paragraph">
      <style:paragraph-properties fo:margin-bottom="0.0138in" fo:line-height="100%" fo:margin-right="0.0138in"/>
    </style:style>
    <style:style style:name="T230" style:parent-style-name="Policepardéfaut" style:family="text">
      <style:text-properties style:font-name="Arial" style:font-name-asian="Times New Roman" fo:color="#000000" fo:font-size="14pt" style:font-size-asian="14pt" style:font-size-complex="14pt" fo:background-color="#FFFF00" style:language-asian="fr" style:country-asian="FR"/>
    </style:style>
    <style:style style:name="P231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32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33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34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35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36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37" style:parent-style-name="Normal" style:family="paragraph">
      <style:paragraph-properties fo:margin-bottom="0.0138in" fo:line-height="100%" fo:margin-right="0.0138in"/>
      <style:text-properties style:font-name="Arial" style:font-name-asian="Times New Roman" fo:font-style="italic" style:font-style-asian="italic" style:font-style-complex="italic" fo:color="#000000" fo:font-size="14pt" style:font-size-asian="14pt" style:font-size-complex="14pt" style:language-asian="fr" style:country-asian="FR"/>
    </style:style>
    <style:style style:name="P238" style:parent-style-name="Normal" style:family="paragraph">
      <style:paragraph-properties fo:margin-bottom="0.0138in" fo:line-height="100%" fo:margin-right="0.0138in"/>
      <style:text-properties style:font-name="Arial" style:font-name-asian="Times New Roman" fo:font-style="italic" style:font-style-asian="italic" style:font-style-complex="italic" fo:color="#000000" fo:font-size="14pt" style:font-size-asian="14pt" style:font-size-complex="14pt" style:language-asian="fr" style:country-asian="FR"/>
    </style:style>
    <style:style style:name="P239" style:parent-style-name="Paragraphedeliste" style:list-style-name="LFO1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40" style:parent-style-name="Paragraphedeliste" style:list-style-name="LFO1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41" style:parent-style-name="Paragraphedeliste" style:list-style-name="LFO1" style:family="paragraph">
      <style:paragraph-properties fo:margin-top="0.1666in" fo:margin-bottom="0.1666in" fo:line-height="100%" fo:margin-right="0.0138in"/>
    </style:style>
    <style:style style:name="T242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43" style:parent-style-name="Normal" style:family="paragraph">
      <style:paragraph-properties fo:margin-bottom="0.0138in" fo:line-height="100%" fo:margin-right="0.0138in"/>
    </style:style>
    <style:style style:name="T244" style:parent-style-name="Policepardéfaut" style:family="text">
      <style:text-properties style:font-name="Arial" style:font-name-asian="Times New Roman" fo:color="#000000" fo:font-size="14pt" style:font-size-asian="14pt" style:font-size-complex="14pt" fo:background-color="#FFFF00" style:language-asian="fr" style:country-asian="FR"/>
    </style:style>
    <style:style style:name="T245" style:parent-style-name="Policepardéfaut" style:family="text">
      <style:text-properties style:font-name="Arial" style:font-name-asian="Times New Roman" fo:color="#000000" fo:font-size="14pt" style:font-size-asian="14pt" style:font-size-complex="14pt" fo:background-color="#FFFF00" style:language-asian="fr" style:country-asian="FR"/>
    </style:style>
    <style:style style:name="T246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47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48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49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50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51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52" style:parent-style-name="Normal" style:family="paragraph">
      <style:paragraph-properties fo:margin-bottom="0.0138in" fo:line-height="100%" fo:margin-right="0.0138in"/>
    </style:style>
    <style:style style:name="T253" style:parent-style-name="Policepardéfaut" style:family="text">
      <style:text-properties style:font-name="Arial" style:font-name-asian="Times New Roman" fo:color="#000000" fo:font-size="14pt" style:font-size-asian="14pt" style:font-size-complex="14pt" fo:background-color="#FFFF00" style:language-asian="fr" style:country-asian="FR"/>
    </style:style>
    <style:style style:name="T254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55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56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57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58" style:parent-style-name="Normal" style:family="paragraph">
      <style:paragraph-properties fo:margin-bottom="0.0138in" fo:line-height="100%" fo:margin-right="0.0138in"/>
      <style:text-properties style:font-name="Arial" style:font-name-asian="Times New Roman" fo:font-style="italic" style:font-style-asian="italic" style:font-style-complex="italic" fo:color="#000000" fo:font-size="14pt" style:font-size-asian="14pt" style:font-size-complex="14pt" style:language-asian="fr" style:country-asian="FR"/>
    </style:style>
    <style:style style:name="P259" style:parent-style-name="Paragraphedeliste" style:list-style-name="LFO1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60" style:parent-style-name="Paragraphedeliste" style:list-style-name="LFO1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61" style:parent-style-name="Paragraphedeliste" style:list-style-name="LFO1" style:family="paragraph">
      <style:paragraph-properties fo:margin-top="0.1666in" fo:margin-bottom="0.1666in" fo:line-height="100%" fo:margin-right="0.0138in"/>
    </style:style>
    <style:style style:name="T262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263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64" style:parent-style-name="Normal" style:family="paragraph">
      <style:paragraph-properties fo:margin-bottom="0.0138in" fo:line-height="100%" fo:margin-right="0.0138in"/>
    </style:style>
    <style:style style:name="T265" style:parent-style-name="Policepardéfaut" style:family="text">
      <style:text-properties style:font-name="Arial" style:font-name-asian="Times New Roman" fo:color="#000000" fo:font-size="14pt" style:font-size-asian="14pt" style:font-size-complex="14pt" fo:background-color="#FFFF00" style:language-asian="fr" style:country-asian="FR"/>
    </style:style>
    <style:style style:name="T266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67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68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69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70" style:parent-style-name="Normal" style:family="paragraph">
      <style:paragraph-properties fo:margin-bottom="0.0138in" fo:line-height="100%" fo:margin-right="0.0138in"/>
      <style:text-properties style:font-name="Arial" style:font-name-asian="Times New Roman" fo:font-style="italic" style:font-style-asian="italic" style:font-style-complex="italic" fo:color="#000000" fo:font-size="14pt" style:font-size-asian="14pt" style:font-size-complex="14pt" style:language-asian="fr" style:country-asian="FR"/>
    </style:style>
    <style:style style:name="P271" style:parent-style-name="Paragraphedeliste" style:list-style-name="LFO1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72" style:parent-style-name="Paragraphedeliste" style:list-style-name="LFO1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73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fo:background-color="#FFFF00" style:language-asian="fr" style:country-asian="FR"/>
    </style:style>
    <style:style style:name="P274" style:parent-style-name="Normal" style:family="paragraph">
      <style:paragraph-properties fo:margin-bottom="0.0138in" fo:line-height="100%" fo:margin-right="0.0138in"/>
    </style:style>
    <style:style style:name="T275" style:parent-style-name="Policepardéfaut" style:family="text">
      <style:text-properties style:font-name="Arial" style:font-name-asian="Times New Roman" fo:color="#000000" fo:font-size="14pt" style:font-size-asian="14pt" style:font-size-complex="14pt" fo:background-color="#FFFF00" style:language-asian="fr" style:country-asian="FR"/>
    </style:style>
    <style:style style:name="T276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77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78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79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80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81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82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83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84" style:parent-style-name="Normal" style:family="paragraph">
      <style:paragraph-properties fo:margin-bottom="0.0138in" fo:line-height="100%" fo:margin-right="0.0138in"/>
    </style:style>
    <style:style style:name="T285" style:parent-style-name="Policepardéfaut" style:family="text">
      <style:text-properties style:font-name="Arial" style:font-name-asian="Times New Roman" fo:color="#000000" fo:font-size="14pt" style:font-size-asian="14pt" style:font-size-complex="14pt" fo:background-color="#FFFF00" style:language-asian="fr" style:country-asian="FR"/>
    </style:style>
    <style:style style:name="T286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87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88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89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90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91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92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93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94" style:parent-style-name="Normal" style:family="paragraph">
      <style:paragraph-properties fo:margin-bottom="0.0138in" fo:line-height="100%" fo:margin-right="0.0138in"/>
    </style:style>
    <style:style style:name="T295" style:parent-style-name="Policepardéfaut" style:family="text">
      <style:text-properties style:font-name="Arial" style:font-name-asian="Times New Roman" fo:color="#000000" fo:font-size="14pt" style:font-size-asian="14pt" style:font-size-complex="14pt" fo:background-color="#FFFF00" style:language-asian="fr" style:country-asian="FR"/>
    </style:style>
    <style:style style:name="T296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97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98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299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300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301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302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303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304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305" style:parent-style-name="Normal" style:family="paragraph">
      <style:paragraph-properties fo:margin-bottom="0.0138in" fo:line-height="100%" fo:margin-right="0.0138in"/>
      <style:text-properties style:font-name="Arial" style:font-name-asian="Times New Roman" fo:font-style="italic" style:font-style-asian="italic" style:font-style-complex="italic" fo:color="#000000" fo:font-size="14pt" style:font-size-asian="14pt" style:font-size-complex="14pt" style:language-asian="fr" style:country-asian="FR"/>
    </style:style>
    <style:style style:name="P306" style:parent-style-name="Paragraphedeliste" style:list-style-name="LFO1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307" style:parent-style-name="Paragraphedeliste" style:list-style-name="LFO1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308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309" style:parent-style-name="Normal" style:family="paragraph">
      <style:paragraph-properties fo:margin-bottom="0.0138in" fo:line-height="100%" fo:margin-right="0.0138in"/>
    </style:style>
    <style:style style:name="T310" style:parent-style-name="Policepardéfaut" style:family="text">
      <style:text-properties style:font-name="Arial" style:font-name-asian="Times New Roman" fo:color="#000000" fo:font-size="14pt" style:font-size-asian="14pt" style:font-size-complex="14pt" fo:background-color="#FFFF00" style:language-asian="fr" style:country-asian="FR"/>
    </style:style>
    <style:style style:name="T311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312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313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314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315" style:parent-style-name="Normal" style:family="paragraph">
      <style:paragraph-properties fo:margin-bottom="0.0138in" fo:line-height="100%" fo:margin-left="0.25in" fo:margin-right="0.0138in">
        <style:tab-stops/>
      </style:paragraph-properties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316" style:parent-style-name="Normal" style:family="paragraph">
      <style:paragraph-properties fo:margin-bottom="0.0138in" fo:line-height="100%" fo:margin-right="0.0138in"/>
      <style:text-properties style:font-name="Arial" style:font-name-asian="Times New Roman" fo:font-style="italic" style:font-style-asian="italic" style:font-style-complex="italic" fo:color="#000000" fo:font-size="14pt" style:font-size-asian="14pt" style:font-size-complex="14pt" style:language-asian="fr" style:country-asian="FR"/>
    </style:style>
    <style:style style:name="P317" style:parent-style-name="Paragraphedeliste" style:list-style-name="LFO1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318" style:parent-style-name="Paragraphedeliste" style:list-style-name="LFO1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319" style:parent-style-name="Paragraphedeliste" style:list-style-name="LFO1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320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321" style:parent-style-name="Normal" style:family="paragraph">
      <style:paragraph-properties fo:margin-bottom="0.0138in" fo:line-height="100%" fo:margin-right="0.0138in"/>
    </style:style>
    <style:style style:name="T322" style:parent-style-name="Policepardéfaut" style:family="text">
      <style:text-properties style:font-name="Arial" style:font-name-asian="Times New Roman" fo:color="#000000" fo:font-size="14pt" style:font-size-asian="14pt" style:font-size-complex="14pt" fo:background-color="#FFFF00" style:language-asian="fr" style:country-asian="FR"/>
    </style:style>
    <style:style style:name="T323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324" style:parent-style-name="Normal" style:family="paragraph">
      <style:paragraph-properties fo:margin-bottom="0.0138in" fo:line-height="100%" fo:margin-right="0.0138in" fo:text-indent="0.25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325" style:parent-style-name="Normal" style:family="paragraph">
      <style:paragraph-properties fo:margin-bottom="0.0138in" fo:line-height="100%" fo:margin-right="0.0138in" fo:text-indent="0.25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326" style:parent-style-name="Normal" style:family="paragraph">
      <style:paragraph-properties fo:margin-bottom="0.0138in" fo:line-height="100%" fo:margin-left="0.25in" fo:margin-right="0.0138in">
        <style:tab-stops/>
      </style:paragraph-properties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327" style:parent-style-name="Normal" style:family="paragraph">
      <style:paragraph-properties fo:margin-bottom="0.0138in" fo:line-height="100%" fo:margin-left="0.25in" fo:margin-right="0.0138in">
        <style:tab-stops/>
      </style:paragraph-properties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328" style:parent-style-name="Normal" style:family="paragraph">
      <style:paragraph-properties fo:margin-bottom="0.0138in" fo:line-height="100%" fo:margin-left="0.25in" fo:margin-right="0.0138in">
        <style:tab-stops/>
      </style:paragraph-properties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329" style:parent-style-name="Normal" style:family="paragraph">
      <style:paragraph-properties fo:margin-top="0.1666in" fo:margin-bottom="0.1666in" fo:line-height="100%"/>
    </style:style>
    <style:style style:name="T330" style:parent-style-name="Policepardéfaut" style:family="text">
      <style:text-properties style:font-name="Arial" style:font-name-asian="Times New Roman" fo:font-style="italic" style:font-style-asian="italic" style:font-style-complex="italic" fo:color="#000000" fo:font-size="14pt" style:font-size-asian="14pt" style:font-size-complex="14pt" style:language-asian="fr" style:country-asian="FR"/>
    </style:style>
    <style:style style:name="P331" style:parent-style-name="Paragraphedeliste" style:list-style-name="LFO2" style:family="paragraph">
      <style:paragraph-properties fo:margin-top="0.1666in" fo:margin-bottom="0.1666in" fo:line-height="100%"/>
    </style:style>
    <style:style style:name="T332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333" style:parent-style-name="Paragraphedeliste" style:list-style-name="LFO2" style:family="paragraph">
      <style:paragraph-properties fo:margin-top="0.1666in" fo:margin-bottom="0.1666in" fo:line-height="100%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334" style:parent-style-name="Normal" style:family="paragraph">
      <style:paragraph-properties fo:margin-bottom="0.0138in" fo:line-height="100%">
        <style:tab-stops>
          <style:tab-stop style:type="center" style:position="3.15in"/>
        </style:tab-stops>
      </style:paragraph-properties>
    </style:style>
    <style:style style:name="T335" style:parent-style-name="Policepardéfaut" style:family="text">
      <style:text-properties style:font-name="Arial" style:font-name-asian="Times New Roman" fo:color="#000000" fo:font-size="14pt" style:font-size-asian="14pt" style:font-size-complex="14pt" fo:background-color="#FFFF00" style:language-asian="fr" style:country-asian="FR"/>
    </style:style>
    <style:style style:name="T336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337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338" style:parent-style-name="Paragraphedeliste" style:list-style-name="LFO2" style:family="paragraph">
      <style:paragraph-properties fo:margin-bottom="0.0138in" fo:line-height="100%" fo:margin-right="0.0138in"/>
    </style:style>
    <style:style style:name="T339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340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341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342" style:parent-style-name="Paragraphedeliste" style:list-style-name="LFO2" style:family="paragraph">
      <style:paragraph-properties fo:margin-bottom="0.0138in" fo:line-height="100%" fo:margin-right="0.0138in"/>
    </style:style>
    <style:style style:name="T343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344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345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346" style:parent-style-name="Paragraphedeliste" style:list-style-name="LFO2" style:family="paragraph">
      <style:paragraph-properties fo:margin-bottom="0.0138in" fo:line-height="100%" fo:margin-right="0.0138in"/>
    </style:style>
    <style:style style:name="T347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348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349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350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351" style:parent-style-name="Paragraphedeliste" style:list-style-name="LFO2" style:family="paragraph">
      <style:paragraph-properties fo:margin-bottom="0.0138in" fo:line-height="100%" fo:margin-right="0.0138in"/>
    </style:style>
    <style:style style:name="T352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353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354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355" style:parent-style-name="Paragraphedeliste" style:list-style-name="LFO2" style:family="paragraph">
      <style:paragraph-properties fo:margin-bottom="0.0138in" fo:line-height="100%" fo:margin-right="0.0138in"/>
    </style:style>
    <style:style style:name="T356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357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358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359" style:parent-style-name="Paragraphedeliste" style:family="paragraph">
      <style:paragraph-properties fo:margin-top="0.1666in" fo:margin-bottom="0.1666in" fo:line-height="100%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360" style:parent-style-name="Normal" style:family="paragraph">
      <style:paragraph-properties fo:margin-bottom="0.0138in" fo:line-height="100%"/>
    </style:style>
    <style:style style:name="T361" style:parent-style-name="Policepardéfaut" style:family="text">
      <style:text-properties style:font-name="Arial" style:font-name-asian="Times New Roman" fo:color="#000000" fo:font-size="14pt" style:font-size-asian="14pt" style:font-size-complex="14pt" fo:background-color="#FFFF00" style:language-asian="fr" style:country-asian="FR"/>
    </style:style>
    <style:style style:name="T362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363" style:parent-style-name="Paragraphedeliste" style:list-style-name="LFO2" style:family="paragraph">
      <style:paragraph-properties fo:margin-bottom="0.0138in" fo:line-height="100%" fo:margin-right="0.0138in"/>
    </style:style>
    <style:style style:name="T364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365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366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367" style:parent-style-name="Paragraphedeliste" style:list-style-name="LFO2" style:family="paragraph">
      <style:paragraph-properties fo:margin-bottom="0.0138in" fo:line-height="100%" fo:margin-right="0.0138in"/>
    </style:style>
    <style:style style:name="T368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369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370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371" style:parent-style-name="Paragraphedeliste" style:list-style-name="LFO2" style:family="paragraph">
      <style:paragraph-properties fo:margin-bottom="0.0138in" fo:line-height="100%" fo:margin-right="0.0138in"/>
    </style:style>
    <style:style style:name="T372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373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374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375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376" style:parent-style-name="Paragraphedeliste" style:list-style-name="LFO2" style:family="paragraph">
      <style:paragraph-properties fo:margin-bottom="0.0138in" fo:line-height="100%" fo:margin-right="0.0138in"/>
    </style:style>
    <style:style style:name="T377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378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379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380" style:parent-style-name="Paragraphedeliste" style:list-style-name="LFO2" style:family="paragraph">
      <style:paragraph-properties fo:margin-bottom="0.0138in" fo:line-height="100%" fo:margin-right="0.0138in"/>
    </style:style>
    <style:style style:name="T381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382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383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384" style:parent-style-name="Normal" style:family="paragraph">
      <style:paragraph-properties fo:margin-bottom="0.0138in" fo:line-height="100%" fo:margin-left="0.25in" fo:margin-right="0.0138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85" style:parent-style-name="Normal" style:family="paragraph">
      <style:paragraph-properties fo:margin-top="0.1666in" fo:margin-bottom="0.1666in" fo:line-height="100%"/>
      <style:text-properties style:font-name="Arial" style:font-name-asian="Times New Roman" fo:color="#000000" fo:font-size="14pt" style:font-size-asian="14pt" style:font-size-complex="14pt" fo:background-color="#FFFF00" style:language-asian="fr" style:country-asian="FR"/>
    </style:style>
    <style:style style:name="P386" style:parent-style-name="Normal" style:family="paragraph">
      <style:paragraph-properties fo:margin-bottom="0.0138in" fo:line-height="100%" fo:margin-left="0.125in" fo:margin-right="0.0138in" fo:text-indent="-0.125in">
        <style:tab-stops/>
      </style:paragraph-properties>
    </style:style>
    <style:style style:name="T387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388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389" style:parent-style-name="Normal" style:family="paragraph">
      <style:paragraph-properties fo:margin-bottom="0.0138in" fo:line-height="100%" fo:margin-left="0.125in" fo:margin-right="0.0138in" fo:text-indent="-0.125in">
        <style:tab-stops/>
      </style:paragraph-properties>
    </style:style>
    <style:style style:name="T390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391" style:parent-style-name="Normal" style:family="paragraph">
      <style:paragraph-properties fo:margin-bottom="0.0138in" fo:line-height="100%" fo:margin-left="0.125in" fo:margin-right="0.0138in" fo:text-indent="-0.125in">
        <style:tab-stops/>
      </style:paragraph-properties>
    </style:style>
    <style:style style:name="T392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393" style:parent-style-name="Normal" style:family="paragraph">
      <style:paragraph-properties fo:margin-bottom="0.0138in" fo:line-height="100%" fo:margin-left="0.125in" fo:margin-right="0.0138in" fo:text-indent="-0.125in">
        <style:tab-stops/>
      </style:paragraph-properties>
    </style:style>
    <style:style style:name="T394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395" style:parent-style-name="Normal" style:family="paragraph">
      <style:paragraph-properties fo:margin-bottom="0.0138in" fo:line-height="100%" fo:margin-left="0.125in" fo:margin-right="0.0138in" fo:text-indent="-0.125in">
        <style:tab-stops/>
      </style:paragraph-properties>
    </style:style>
    <style:style style:name="P396" style:parent-style-name="Normal" style:family="paragraph">
      <style:paragraph-properties fo:margin-top="0.1666in" fo:margin-bottom="0.1666in" fo:line-height="100%"/>
    </style:style>
    <style:style style:name="T397" style:parent-style-name="Policepardéfaut" style:family="text">
      <style:text-properties style:font-name="Arial" style:font-name-asian="Times New Roman" fo:font-style="italic" style:font-style-asian="italic" style:font-style-complex="italic" fo:color="#000000" fo:font-size="14pt" style:font-size-asian="14pt" style:font-size-complex="14pt" style:language-asian="fr" style:country-asian="FR"/>
    </style:style>
    <style:style style:name="P398" style:parent-style-name="Paragraphedeliste" style:list-style-name="LFO2" style:family="paragraph">
      <style:paragraph-properties fo:margin-top="0.1666in" fo:margin-bottom="0.1666in" fo:line-height="100%"/>
    </style:style>
    <style:style style:name="T399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400" style:parent-style-name="Paragraphedeliste" style:list-style-name="LFO2" style:family="paragraph">
      <style:paragraph-properties fo:margin-top="0.1666in" fo:margin-bottom="0.1666in" fo:line-height="100%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401" style:parent-style-name="Normal" style:family="paragraph">
      <style:paragraph-properties fo:margin-bottom="0.0138in" fo:line-height="100%">
        <style:tab-stops>
          <style:tab-stop style:type="center" style:position="3.15in"/>
        </style:tab-stops>
      </style:paragraph-properties>
    </style:style>
    <style:style style:name="T402" style:parent-style-name="Policepardéfaut" style:family="text">
      <style:text-properties style:font-name="Arial" style:font-name-asian="Times New Roman" fo:color="#000000" fo:font-size="14pt" style:font-size-asian="14pt" style:font-size-complex="14pt" fo:background-color="#FFFF00" style:language-asian="fr" style:country-asian="FR"/>
    </style:style>
    <style:style style:name="T403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404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405" style:parent-style-name="Normal" style:family="paragraph">
      <style:paragraph-properties fo:margin-bottom="0.0138in" fo:line-height="100%" fo:margin-right="0.0138in"/>
    </style:style>
    <style:style style:name="T406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407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408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409" style:parent-style-name="Normal" style:family="paragraph">
      <style:paragraph-properties fo:margin-bottom="0.0138in" fo:line-height="100%" fo:margin-right="0.0138in"/>
    </style:style>
    <style:style style:name="T410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411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412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413" style:parent-style-name="Normal" style:family="paragraph">
      <style:paragraph-properties fo:margin-bottom="0.0138in" fo:line-height="100%" fo:margin-right="0.0138in"/>
    </style:style>
    <style:style style:name="T414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415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416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417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418" style:parent-style-name="Normal" style:family="paragraph">
      <style:paragraph-properties fo:margin-bottom="0.0138in" fo:line-height="100%" fo:margin-right="0.0138in"/>
    </style:style>
    <style:style style:name="T419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420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421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422" style:parent-style-name="Normal" style:family="paragraph">
      <style:paragraph-properties fo:margin-bottom="0.0138in" fo:line-height="100%" fo:margin-right="0.0138in"/>
    </style:style>
    <style:style style:name="T423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424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425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426" style:parent-style-name="Paragraphedeliste" style:family="paragraph">
      <style:paragraph-properties fo:margin-top="0.1666in" fo:margin-bottom="0.1666in" fo:line-height="100%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427" style:parent-style-name="Normal" style:family="paragraph">
      <style:paragraph-properties fo:margin-bottom="0.0138in" fo:line-height="100%"/>
    </style:style>
    <style:style style:name="T428" style:parent-style-name="Policepardéfaut" style:family="text">
      <style:text-properties style:font-name="Arial" style:font-name-asian="Times New Roman" fo:color="#000000" fo:font-size="14pt" style:font-size-asian="14pt" style:font-size-complex="14pt" fo:background-color="#FFFF00" style:language-asian="fr" style:country-asian="FR"/>
    </style:style>
    <style:style style:name="T429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430" style:parent-style-name="Normal" style:family="paragraph">
      <style:paragraph-properties fo:margin-bottom="0.0138in" fo:line-height="100%" fo:margin-right="0.0138in"/>
    </style:style>
    <style:style style:name="T431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432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433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434" style:parent-style-name="Normal" style:family="paragraph">
      <style:paragraph-properties fo:margin-bottom="0.0138in" fo:line-height="100%" fo:margin-right="0.0138in"/>
    </style:style>
    <style:style style:name="T435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436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437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438" style:parent-style-name="Normal" style:family="paragraph">
      <style:paragraph-properties fo:margin-bottom="0.0138in" fo:line-height="100%" fo:margin-right="0.0138in"/>
    </style:style>
    <style:style style:name="T439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440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441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442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443" style:parent-style-name="Normal" style:family="paragraph">
      <style:paragraph-properties fo:margin-bottom="0.0138in" fo:line-height="100%" fo:margin-right="0.0138in"/>
    </style:style>
    <style:style style:name="T444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445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446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447" style:parent-style-name="Normal" style:family="paragraph">
      <style:paragraph-properties fo:margin-bottom="0.0138in" fo:line-height="100%" fo:margin-right="0.0138in"/>
    </style:style>
    <style:style style:name="T448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449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450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451" style:parent-style-name="Normal" style:family="paragraph">
      <style:paragraph-properties fo:margin-bottom="0.0138in" fo:line-height="100%" fo:margin-left="0.25in" fo:margin-right="0.0138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52" style:parent-style-name="Normal" style:family="paragraph">
      <style:paragraph-properties fo:margin-top="0.1666in" fo:margin-bottom="0.1666in" fo:line-height="100%"/>
      <style:text-properties style:font-name="Arial" style:font-name-asian="Times New Roman" fo:color="#000000" fo:font-size="14pt" style:font-size-asian="14pt" style:font-size-complex="14pt" fo:background-color="#FFFF00" style:language-asian="fr" style:country-asian="FR"/>
    </style:style>
    <style:style style:name="P453" style:parent-style-name="Normal" style:family="paragraph">
      <style:paragraph-properties fo:margin-bottom="0.0138in" fo:line-height="100%" fo:margin-left="0.125in" fo:margin-right="0.0138in" fo:text-indent="-0.125in">
        <style:tab-stops/>
      </style:paragraph-properties>
    </style:style>
    <style:style style:name="T454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455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456" style:parent-style-name="Normal" style:family="paragraph">
      <style:paragraph-properties fo:margin-bottom="0.0138in" fo:line-height="100%" fo:margin-left="0.125in" fo:margin-right="0.0138in" fo:text-indent="-0.125in">
        <style:tab-stops/>
      </style:paragraph-properties>
    </style:style>
    <style:style style:name="T457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458" style:parent-style-name="Normal" style:family="paragraph">
      <style:paragraph-properties fo:margin-bottom="0.0138in" fo:line-height="100%" fo:margin-left="0.125in" fo:margin-right="0.0138in" fo:text-indent="-0.125in">
        <style:tab-stops/>
      </style:paragraph-properties>
    </style:style>
    <style:style style:name="T459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460" style:parent-style-name="Normal" style:family="paragraph">
      <style:paragraph-properties fo:margin-bottom="0.0138in" fo:line-height="100%" fo:margin-left="0.125in" fo:margin-right="0.0138in" fo:text-indent="-0.125in">
        <style:tab-stops/>
      </style:paragraph-properties>
    </style:style>
    <style:style style:name="T461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462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463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464" style:parent-style-name="Normal" style:family="paragraph">
      <style:paragraph-properties fo:margin-bottom="0.0138in" fo:line-height="100%" fo:margin-right="0.0138in"/>
      <style:text-properties style:font-name="Arial" style:font-name-asian="Times New Roman" fo:font-style="italic" style:font-style-asian="italic" style:font-style-complex="italic" fo:color="#000000" fo:font-size="14pt" style:font-size-asian="14pt" style:font-size-complex="14pt" style:language-asian="fr" style:country-asian="FR"/>
    </style:style>
    <style:style style:name="P465" style:parent-style-name="Paragraphedeliste" style:list-style-name="LFO1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466" style:parent-style-name="Paragraphedeliste" style:list-style-name="LFO1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467" style:parent-style-name="Normal" style:family="paragraph">
      <style:paragraph-properties fo:margin-bottom="0.0138in" fo:line-height="100%">
        <style:tab-stops>
          <style:tab-stop style:type="center" style:position="3.15in"/>
        </style:tab-stops>
      </style:paragraph-properties>
    </style:style>
    <style:style style:name="T468" style:parent-style-name="Policepardéfaut" style:family="text">
      <style:text-properties style:font-name="Arial" style:font-name-asian="Times New Roman" fo:color="#000000" fo:font-size="14pt" style:font-size-asian="14pt" style:font-size-complex="14pt" fo:background-color="#FFFF00" style:language-asian="fr" style:country-asian="FR"/>
    </style:style>
    <style:style style:name="T469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470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471" style:parent-style-name="Normal" style:family="paragraph">
      <style:paragraph-properties fo:margin-bottom="0.0138in" fo:line-height="100%" fo:margin-right="0.0138in"/>
    </style:style>
    <style:style style:name="T472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473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474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475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476" style:parent-style-name="Normal" style:family="paragraph">
      <style:paragraph-properties fo:margin-bottom="0.0138in" fo:line-height="100%" fo:margin-right="0.0138in"/>
    </style:style>
    <style:style style:name="T477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478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479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480" style:parent-style-name="Normal" style:family="paragraph">
      <style:paragraph-properties fo:margin-bottom="0.0138in" fo:line-height="100%" fo:margin-right="0.0138in"/>
    </style:style>
    <style:style style:name="T481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482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483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484" style:parent-style-name="Normal" style:family="paragraph">
      <style:paragraph-properties fo:margin-bottom="0.0138in" fo:line-height="100%" fo:margin-right="0.0138in"/>
    </style:style>
    <style:style style:name="T485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486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487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488" style:parent-style-name="Normal" style:family="paragraph">
      <style:paragraph-properties fo:margin-bottom="0.0138in" fo:line-height="100%" fo:margin-right="0.0138in"/>
    </style:style>
    <style:style style:name="T489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490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491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492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493" style:parent-style-name="Normal" style:family="paragraph">
      <style:paragraph-properties fo:margin-bottom="0.0138in" fo:line-height="100%"/>
    </style:style>
    <style:style style:name="T494" style:parent-style-name="Policepardéfaut" style:family="text">
      <style:text-properties style:font-name="Arial" style:font-name-asian="Times New Roman" fo:color="#000000" fo:font-size="14pt" style:font-size-asian="14pt" style:font-size-complex="14pt" fo:background-color="#FFFF00" style:language-asian="fr" style:country-asian="FR"/>
    </style:style>
    <style:style style:name="T495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496" style:parent-style-name="Normal" style:family="paragraph">
      <style:paragraph-properties fo:margin-bottom="0.0138in" fo:line-height="100%" fo:margin-right="0.0138in"/>
    </style:style>
    <style:style style:name="T497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498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499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500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501" style:parent-style-name="Normal" style:family="paragraph">
      <style:paragraph-properties fo:margin-bottom="0.0138in" fo:line-height="100%" fo:margin-right="0.0138in"/>
    </style:style>
    <style:style style:name="T502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503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504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505" style:parent-style-name="Normal" style:family="paragraph">
      <style:paragraph-properties fo:margin-bottom="0.0138in" fo:line-height="100%" fo:margin-right="0.0138in"/>
    </style:style>
    <style:style style:name="T506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507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508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509" style:parent-style-name="Normal" style:family="paragraph">
      <style:paragraph-properties fo:margin-bottom="0.0138in" fo:line-height="100%" fo:margin-right="0.0138in"/>
    </style:style>
    <style:style style:name="T510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511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512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513" style:parent-style-name="Normal" style:family="paragraph">
      <style:paragraph-properties fo:margin-bottom="0.0138in" fo:line-height="100%" fo:margin-right="0.0138in"/>
    </style:style>
    <style:style style:name="T514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515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516" style:parent-style-name="Normal" style:family="paragraph">
      <style:paragraph-properties fo:margin-bottom="0.0138in" fo:line-height="100%" fo:margin-left="0.25in" fo:margin-right="0.0138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17" style:parent-style-name="Normal" style:family="paragraph">
      <style:paragraph-properties fo:margin-top="0.1666in" fo:margin-bottom="0.1666in" fo:line-height="100%"/>
      <style:text-properties style:font-name="Arial" style:font-name-asian="Times New Roman" fo:color="#000000" fo:font-size="14pt" style:font-size-asian="14pt" style:font-size-complex="14pt" fo:background-color="#FFFF00" style:language-asian="fr" style:country-asian="FR"/>
    </style:style>
    <style:style style:name="P518" style:parent-style-name="Normal" style:family="paragraph">
      <style:paragraph-properties fo:margin-bottom="0.0138in" fo:line-height="100%" fo:margin-right="0.0138in"/>
    </style:style>
    <style:style style:name="T519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520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521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522" style:parent-style-name="Normal" style:family="paragraph">
      <style:paragraph-properties fo:margin-bottom="0.0138in" fo:line-height="100%" fo:margin-right="0.0138in"/>
    </style:style>
    <style:style style:name="T523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524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525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526" style:parent-style-name="Normal" style:family="paragraph">
      <style:paragraph-properties fo:margin-bottom="0.0138in" fo:line-height="100%" fo:margin-right="0.0138in"/>
    </style:style>
    <style:style style:name="T527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528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529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530" style:parent-style-name="Normal" style:family="paragraph">
      <style:paragraph-properties fo:margin-bottom="0.0138in" fo:line-height="100%" fo:margin-right="0.0138in"/>
    </style:style>
    <style:style style:name="T531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532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533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534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535" style:parent-style-name="Normal" style:family="paragraph">
      <style:paragraph-properties fo:margin-bottom="0.0138in" fo:line-height="100%" fo:margin-right="0.0138in"/>
    </style:style>
    <style:style style:name="T536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537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538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539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540" style:parent-style-name="Normal" style:family="paragraph">
      <style:paragraph-properties fo:margin-top="0.1666in" fo:margin-bottom="0.1666in" fo:line-height="100%"/>
    </style:style>
    <style:style style:name="T541" style:parent-style-name="Policepardéfaut" style:family="text">
      <style:text-properties style:font-name="Arial" style:font-name-asian="Times New Roman" fo:font-style="italic" style:font-style-asian="italic" style:font-style-complex="italic" fo:color="#000000" fo:font-size="14pt" style:font-size-asian="14pt" style:font-size-complex="14pt" style:language-asian="fr" style:country-asian="FR"/>
    </style:style>
    <style:style style:name="P542" style:parent-style-name="Paragraphedeliste" style:list-style-name="LFO2" style:family="paragraph">
      <style:paragraph-properties fo:margin-top="0.1666in" fo:margin-bottom="0.1666in" fo:line-height="100%"/>
    </style:style>
    <style:style style:name="T543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544" style:parent-style-name="Paragraphedeliste" style:list-style-name="LFO2" style:family="paragraph">
      <style:paragraph-properties fo:margin-top="0.1666in" fo:margin-bottom="0.1666in" fo:line-height="100%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545" style:parent-style-name="Normal" style:family="paragraph">
      <style:paragraph-properties fo:margin-bottom="0.0138in" fo:line-height="100%">
        <style:tab-stops>
          <style:tab-stop style:type="center" style:position="3.15in"/>
        </style:tab-stops>
      </style:paragraph-properties>
    </style:style>
    <style:style style:name="T546" style:parent-style-name="Policepardéfaut" style:family="text">
      <style:text-properties style:font-name="Arial" style:font-name-asian="Times New Roman" fo:color="#000000" fo:font-size="14pt" style:font-size-asian="14pt" style:font-size-complex="14pt" fo:background-color="#FFFF00" style:language-asian="fr" style:country-asian="FR"/>
    </style:style>
    <style:style style:name="T547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548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549" style:parent-style-name="Normal" style:family="paragraph">
      <style:paragraph-properties fo:margin-bottom="0.0138in" fo:line-height="100%" fo:margin-right="0.0138in"/>
    </style:style>
    <style:style style:name="T550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551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552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553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554" style:parent-style-name="Normal" style:family="paragraph">
      <style:paragraph-properties fo:margin-bottom="0.0138in" fo:line-height="100%" fo:margin-right="0.0138in"/>
    </style:style>
    <style:style style:name="T555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556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557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558" style:parent-style-name="Normal" style:family="paragraph">
      <style:paragraph-properties fo:margin-bottom="0.0138in" fo:line-height="100%" fo:margin-right="0.0138in"/>
    </style:style>
    <style:style style:name="T559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560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561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562" style:parent-style-name="Normal" style:family="paragraph">
      <style:paragraph-properties fo:margin-bottom="0.0138in" fo:line-height="100%" fo:margin-right="0.0138in"/>
    </style:style>
    <style:style style:name="T563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564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565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566" style:parent-style-name="Normal" style:family="paragraph">
      <style:paragraph-properties fo:margin-bottom="0.0138in" fo:line-height="100%" fo:margin-right="0.0138in"/>
    </style:style>
    <style:style style:name="T567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568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569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570" style:parent-style-name="Paragraphedeliste" style:family="paragraph">
      <style:paragraph-properties fo:margin-top="0.1666in" fo:margin-bottom="0.1666in" fo:line-height="100%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571" style:parent-style-name="Normal" style:family="paragraph">
      <style:paragraph-properties fo:margin-bottom="0.0138in" fo:line-height="100%"/>
    </style:style>
    <style:style style:name="T572" style:parent-style-name="Policepardéfaut" style:family="text">
      <style:text-properties style:font-name="Arial" style:font-name-asian="Times New Roman" fo:color="#000000" fo:font-size="14pt" style:font-size-asian="14pt" style:font-size-complex="14pt" fo:background-color="#FFFF00" style:language-asian="fr" style:country-asian="FR"/>
    </style:style>
    <style:style style:name="T573" style:parent-style-name="Policepardéfaut" style:family="text">
      <style:text-properties style:font-name="Arial" style:font-name-asian="Times New Roman" fo:color="#000000" fo:font-size="14pt" style:font-size-asian="14pt" style:font-size-complex="14pt" fo:background-color="#FFFF00" style:language-asian="fr" style:country-asian="FR"/>
    </style:style>
    <style:style style:name="T574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575" style:parent-style-name="Normal" style:family="paragraph">
      <style:paragraph-properties fo:margin-bottom="0.0138in" fo:line-height="100%" fo:margin-right="0.0138in"/>
    </style:style>
    <style:style style:name="T576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577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578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579" style:parent-style-name="Normal" style:family="paragraph">
      <style:paragraph-properties fo:margin-bottom="0.0138in" fo:line-height="100%" fo:margin-right="0.0138in"/>
    </style:style>
    <style:style style:name="T580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581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582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583" style:parent-style-name="Normal" style:family="paragraph">
      <style:paragraph-properties fo:margin-bottom="0.0138in" fo:line-height="100%" fo:margin-right="0.0138in"/>
    </style:style>
    <style:style style:name="T584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585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586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587" style:parent-style-name="Normal" style:family="paragraph">
      <style:paragraph-properties fo:margin-bottom="0.0138in" fo:line-height="100%" fo:margin-right="0.0138in"/>
    </style:style>
    <style:style style:name="T588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589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590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591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592" style:parent-style-name="Normal" style:family="paragraph">
      <style:paragraph-properties fo:margin-bottom="0.0138in" fo:line-height="100%" fo:margin-right="0.0138in"/>
    </style:style>
    <style:style style:name="T593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594" style:parent-style-name="Policepardéfaut" style:family="text">
      <style:text-properties style:font-name="Times New Roman" style:font-name-asian="Times New Roman" style:font-name-complex="Times New Roman" fo:color="#000000" fo:font-size="7pt" style:font-size-asian="7pt" style:font-size-complex="7pt" style:language-asian="fr" style:country-asian="FR"/>
    </style:style>
    <style:style style:name="T595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596" style:parent-style-name="Normal" style:family="paragraph">
      <style:paragraph-properties fo:margin-bottom="0.0138in" fo:line-height="100%" fo:margin-left="0.25in" fo:margin-right="0.0138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97" style:parent-style-name="Normal" style:family="paragraph">
      <style:paragraph-properties fo:margin-top="0.1666in" fo:margin-bottom="0.1666in" fo:line-height="100%"/>
      <style:text-properties style:font-name="Arial" style:font-name-asian="Times New Roman" fo:color="#000000" fo:font-size="14pt" style:font-size-asian="14pt" style:font-size-complex="14pt" fo:background-color="#FFFF00" style:language-asian="fr" style:country-asian="FR"/>
    </style:style>
    <style:style style:name="P598" style:parent-style-name="Normal" style:family="paragraph">
      <style:paragraph-properties fo:margin-bottom="0.0138in" fo:line-height="100%" fo:margin-left="0.125in" fo:margin-right="0.0138in" fo:text-indent="-0.125in">
        <style:tab-stops/>
      </style:paragraph-properties>
    </style:style>
    <style:style style:name="T599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600" style:parent-style-name="Normal" style:family="paragraph">
      <style:paragraph-properties fo:margin-bottom="0.0138in" fo:line-height="100%" fo:margin-left="0.125in" fo:margin-right="0.0138in" fo:text-indent="-0.125in">
        <style:tab-stops/>
      </style:paragraph-properties>
    </style:style>
    <style:style style:name="T601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T602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603" style:parent-style-name="Normal" style:family="paragraph">
      <style:paragraph-properties fo:margin-bottom="0.0138in" fo:line-height="100%" fo:margin-left="0.125in" fo:margin-right="0.0138in" fo:text-indent="-0.125in">
        <style:tab-stops/>
      </style:paragraph-properties>
    </style:style>
    <style:style style:name="T604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605" style:parent-style-name="Normal" style:family="paragraph">
      <style:paragraph-properties fo:margin-bottom="0.0138in" fo:line-height="100%" fo:margin-left="0.125in" fo:margin-right="0.0138in" fo:text-indent="-0.125in">
        <style:tab-stops/>
      </style:paragraph-properties>
    </style:style>
    <style:style style:name="T606" style:parent-style-name="Policepardéfaut" style:family="text"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607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608" style:parent-style-name="Normal" style:family="paragraph">
      <style:paragraph-properties fo:margin-top="0.1666in" fo:margin-bottom="0.1666in" fo:line-height="100%" fo:margin-right="0.0138in">
        <style:tab-stops>
          <style:tab-stop style:type="left" style:position="1.2048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09" style:parent-style-name="Normal" style:family="paragraph">
      <style:paragraph-properties fo:margin-bottom="0.0138in" fo:line-height="100%" fo:margin-right="0.0138in"/>
      <style:text-properties style:font-name="Arial" style:font-name-asian="Times New Roman" fo:font-style="italic" style:font-style-asian="italic" style:font-style-complex="italic" fo:color="#000000" fo:font-size="14pt" style:font-size-asian="14pt" style:font-size-complex="14pt" style:language-asian="fr" style:country-asian="FR"/>
    </style:style>
    <style:style style:name="P610" style:parent-style-name="Normal" style:family="paragraph">
      <style:paragraph-properties fo:margin-bottom="0.0138in" fo:line-height="100%" fo:margin-right="0.0138in"/>
      <style:text-properties style:font-name="Arial" style:font-name-asian="Times New Roman" fo:font-style="italic" style:font-style-asian="italic" style:font-style-complex="italic" fo:color="#000000" fo:font-size="14pt" style:font-size-asian="14pt" style:font-size-complex="14pt" style:language-asian="fr" style:country-asian="FR"/>
    </style:style>
    <style:style style:name="P611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612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613" style:parent-style-name="Normal" style:family="paragraph">
      <style:paragraph-properties fo:margin-bottom="0.0138in" fo:line-height="100%" fo:margin-right="0.0138in"/>
      <style:text-properties style:font-name="Arial" style:font-name-asian="Times New Roman" fo:color="#000000" fo:font-size="14pt" style:font-size-asian="14pt" style:font-size-complex="14pt" style:language-asian="fr" style:country-asian="FR"/>
    </style:style>
    <style:style style:name="P614" style:parent-style-name="Normal" style:family="paragraph">
      <style:paragraph-properties fo:margin-top="0.1666in" fo:margin-bottom="0.1666in" fo:line-height="100%" fo:margin-left="0.25in" fo:margin-right="0.0138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15" style:parent-style-name="Normal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16" style:parent-style-name="Normal" style:family="paragraph">
      <style:paragraph-properties fo:margin-top="0.1666in" fo:margin-bottom="0.1666in" fo:line-height="0%"/>
    </style:style>
    <style:style style:name="T617" style:parent-style-name="Policepardéfaut" style:family="text">
      <style:text-properties style:font-name="Arial" style:font-name-asian="Times New Roman" fo:font-weight="bold" style:font-weight-asian="bold" style:font-weight-complex="bold" fo:color="#000000" fo:font-size="14pt" style:font-size-asian="14pt" style:font-size-complex="14pt" fo:background-color="#FFFF00" style:language-asian="fr" style:country-asian="FR"/>
    </style:style>
  </office:automatic-styles>
  <office:body>
    <office:text text:use-soft-page-breaks="true">
      <text:p text:style-name="P1"><text:span text:style-name="T3">Cas n°1 : S’identifier <text:s/></text:span><text:span text:style-name="T4">²</text:span></text:p>
      <text:list text:style-name="LFO1" text:continue-numbering="true">
        <text:list-item>
          <text:p text:style-name="P5"><text:span text:style-name="T6">Acteur : Utilisateurs non connectés.</text:span></text:p>
        </text:list-item>
        <text:list-item>
          <text:p text:style-name="P7"><text:span text:style-name="T8">Conditions d’utilisation : avoir un compte existant, ou le créer.</text:span></text:p>
        </text:list-item>
        <text:list-item>
          <text:p text:style-name="P9"><text:span text:style-name="T10">Description : L’identification permet de se connecter et de bénéficier des différentes<text:s/></text:span><text:span text:style-name="T11">fonctionnalités dédiées aux utilisateurs.</text:span></text:p>
        </text:list-item>
      </text:list>
      <text:p text:style-name="P12">Scénario nominal :</text:p>
      <text:p text:style-name="P13"><text:span text:style-name="T14">1</text:span><text:span text:style-name="T15">  <text:s/></text:span><text:span text:style-name="T16">- L’utilisateur clique sur le bouton “S’identifier”.</text:span></text:p>
      <text:p text:style-name="P17"><text:span text:style-name="T18">2</text:span><text:span text:style-name="T19">  <text:s/></text:span><text:span text:style-name="T20">- Le système affiche une fenêtre d’authentification.</text:span></text:p>
      <text:p text:style-name="P21"><text:span text:style-name="T22">3</text:span><text:span text:style-name="T23">  <text:s/></text:span><text:span text:style-name="T24">- L’utilisateur saisit son identifiant, et son mot de passe.  </text:span></text:p>
      <text:p text:style-name="P25"><text:span text:style-name="T26">4</text:span><text:span text:style-name="T27">  <text:s/></text:span><text:span text:style-name="T28">- L’utilis</text:span><text:span text:style-name="T29">ateur confirme ses données.</text:span></text:p>
      <text:p text:style-name="P30"><text:span text:style-name="T31">5</text:span><text:span text:style-name="T32">  <text:s/></text:span><text:span text:style-name="T33">- Le système vérifie l’authentification.</text:span></text:p>
      <text:p text:style-name="P34"><text:span text:style-name="T35">6 - L’utilisateur est connecté.</text:span></text:p>
      <text:p text:style-name="P36"/>
      <text:p text:style-name="P37"><text:span text:style-name="T38">Scénario d’échec :</text:span><text:span text:style-name="T39">  </text:span></text:p>
      <text:p text:style-name="P40"><text:span text:style-name="T41">1</text:span><text:span text:style-name="T42">  <text:s/></text:span><text:span text:style-name="T43">- L’utilisateur clique sur le bouton “S’identifier”.</text:span></text:p>
      <text:p text:style-name="P44"><text:span text:style-name="T45">2</text:span><text:span text:style-name="T46">  <text:s/></text:span><text:span text:style-name="T47">- Le système affiche une fenêtre<text:s/></text:span><text:span text:style-name="T48">d’authentification.  </text:span></text:p>
      <text:p text:style-name="P49"><text:span text:style-name="T50">3</text:span><text:span text:style-name="T51">  <text:s/></text:span><text:span text:style-name="T52">- L’utilisateur saisit un identifiant ou un mot de passe incorrect.  </text:span></text:p>
      <text:p text:style-name="P53"><text:span text:style-name="T54">4</text:span><text:span text:style-name="T55">  <text:s/></text:span><text:span text:style-name="T56">- L’utilisateur confirme ses données.</text:span></text:p>
      <text:p text:style-name="P57"><text:span text:style-name="T58">5</text:span><text:span text:style-name="T59">  <text:s/></text:span><text:span text:style-name="T60">- Le système vérifie l’authentification.</text:span></text:p>
      <text:p text:style-name="P61"><text:span text:style-name="T62">6 - L’utilisateur n’existe pas ou le mot de passe est incorrect.</text:span></text:p>
      <text:p text:style-name="P63"><text:span text:style-name="T64">7 - Affi</text:span><text:span text:style-name="T65">chage “identifiant ou mot de passe incorrect".</text:span></text:p>
      <text:p text:style-name="P66"/>
      <text:p text:style-name="P67"><text:span text:style-name="T68">Scénario alternatif :</text:span><text:span text:style-name="T69"><text:s/></text:span><text:span text:style-name="T70"> </text:span></text:p>
      <text:p text:style-name="P71"/>
      <text:p text:style-name="P72"><text:span text:style-name="T73">1</text:span><text:span text:style-name="T74">  <text:s/></text:span><text:span text:style-name="T75">- L’utilisateur clique sur le bouton “S’identifier”.</text:span></text:p>
      <text:p text:style-name="P76"><text:span text:style-name="T77">2</text:span><text:span text:style-name="T78">  <text:s/></text:span><text:span text:style-name="T79">- Le système affiche une fenêtre d’authentification.</text:span></text:p>
      <text:p text:style-name="P80"><text:span text:style-name="T81">3</text:span><text:span text:style-name="T82">  <text:s/></text:span><text:span text:style-name="T83">- L’utilisateur saisit son identifiant ou son mot de passe.  </text:span></text:p>
      <text:p text:style-name="P84"><text:span text:style-name="T85">4 -</text:span><text:span text:style-name="T86"><text:s/>L’utilisateur clique sur “Annuler”</text:span></text:p>
      <text:p text:style-name="P87">5 - L’utilisateur n’est pas connecté.  </text:p>
      <text:p text:style-name="P88"/>
      <text:p text:style-name="P89"><text:span text:style-name="T90">Cas n°2 : La création de projet</text:span></text:p>
      <text:list text:style-name="LFO1" text:continue-numbering="true">
        <text:list-item>
          <text:p text:style-name="P91"><text:span text:style-name="T92">Acteur : chef de projet.</text:span></text:p>
        </text:list-item>
        <text:list-item>
          <text:p text:style-name="P93">Conditions d’utilisation : être chef du projet et être identifié.</text:p>
        </text:list-item>
        <text:list-item>
          <text:p text:style-name="P94">Description : le chef de projet doit créer un<text:s/>projet pour débuter son expérience utilisateur.</text:p>
        </text:list-item>
      </text:list>
      <text:p text:style-name="P95"/>
      <text:p text:style-name="P96"><text:span text:style-name="T97">Scénario nominal :</text:span><text:span text:style-name="T98">  </text:span><text:span text:style-name="T99"><text:tab/></text:span></text:p>
      <text:list text:style-name="LFO1" text:continue-numbering="true">
        <text:list-item>
          <text:p text:style-name="P100"><text:span text:style-name="T101">1<text:s/></text:span><text:span text:style-name="T102"> <text:s/></text:span><text:span text:style-name="T103">- L’utilisateur clique sur le bouton “Créer un projet”.</text:span></text:p>
        </text:list-item>
        <text:list-item>
          <text:p text:style-name="P104"><text:span text:style-name="T105">2</text:span><text:span text:style-name="T106">  <text:s/></text:span><text:span text:style-name="T107">- Le système affiche une page de configuration du projet.  </text:span></text:p>
        </text:list-item>
        <text:list-item>
          <text:p text:style-name="P108"><text:span text:style-name="T109">3</text:span><text:span text:style-name="T110">  <text:s/></text:span><text:span text:style-name="T111">- Le chef de projet saisit les options souhaitées.</text:span></text:p>
        </text:list-item>
        <text:list-item>
          <text:p text:style-name="P112"><text:span text:style-name="T113">4</text:span><text:span text:style-name="T114">  <text:s/></text:span><text:span text:style-name="T115">-<text:s/></text:span><text:span text:style-name="T116">L’utilisateur clique sur « Créer un projet ».</text:span></text:p>
        </text:list-item>
        <text:list-item>
          <text:p text:style-name="P117"><text:span text:style-name="T118">5</text:span><text:span text:style-name="T119">  <text:s/></text:span><text:span text:style-name="T120">- Le projet est créé.</text:span></text:p>
        </text:list-item>
      </text:list>
      <text:p text:style-name="P121"/>
      <text:p text:style-name="P122"><text:span text:style-name="T123">Scénario d’échec :</text:span><text:span text:style-name="T124">  </text:span></text:p>
      <text:list text:style-name="LFO1" text:continue-numbering="true">
        <text:list-item>
          <text:p text:style-name="P125"><text:span text:style-name="T126">1<text:s/></text:span><text:span text:style-name="T127"> <text:s/></text:span><text:span text:style-name="T128">- L’utilisateur clique sur le bouton “Créer un projet”.</text:span></text:p>
        </text:list-item>
        <text:list-item>
          <text:p text:style-name="P129"><text:span text:style-name="T130">2</text:span><text:span text:style-name="T131">  <text:s/></text:span><text:span text:style-name="T132">- Le système affiche une page de configuration du projet.  </text:span></text:p>
        </text:list-item>
        <text:list-item>
          <text:p text:style-name="P133"><text:span text:style-name="T134">3</text:span><text:span text:style-name="T135">  <text:s/></text:span><text:span text:style-name="T136">- Le chef de projet saisit les opt</text:span><text:span text:style-name="T137">ions souhaitées.</text:span></text:p>
        </text:list-item>
        <text:list-item>
          <text:p text:style-name="P138"><text:span text:style-name="T139">4</text:span><text:span text:style-name="T140">  <text:s/></text:span><text:span text:style-name="T141">- L’utilisateur ne figure pas le nom du projet et clique sur « créer un projet »</text:span></text:p>
        </text:list-item>
        <text:list-item>
          <text:p text:style-name="P142"><text:span text:style-name="T143">5</text:span><text:span text:style-name="T144">  <text:s/></text:span><text:span text:style-name="T145">- Le projet est n’est pas créé.</text:span></text:p>
        </text:list-item>
      </text:list>
      <text:p text:style-name="P146"/>
      <text:p text:style-name="P147">Scénario alternatif :</text:p>
      <text:p text:style-name="P148"><text:span text:style-name="T149">1 – Le chef du projet clique sur le bouton “Créer un projet”.</text:span></text:p>
      <text:p text:style-name="P150"><text:span text:style-name="T151">2 - Le système affiche une<text:s/></text:span><text:span text:style-name="T152">page de configuration du projet.</text:span></text:p>
      <text:p text:style-name="P153"><text:span text:style-name="T154">3 - L’utilisateur saisit et/ou coche les options souhaitées pour le projet. </text:span></text:p>
      <text:p text:style-name="P155"><text:span text:style-name="T156">4 - L’utilisateur clique sur “Annuler”</text:span></text:p>
      <text:p text:style-name="P157"> 5 - L’utilisateur n’est pas connecté.  </text:p>
      <text:p text:style-name="P158"/>
      <text:p text:style-name="P159"><text:span text:style-name="T160"> </text:span><text:span text:style-name="T161">Cas n°3 : Ajout d’une tâche</text:span></text:p>
      <text:list text:style-name="LFO1" text:continue-numbering="true">
        <text:list-item>
          <text:p text:style-name="P162"><text:span text:style-name="T163">Acteur : Utilisateurs<text:s/></text:span><text:span text:style-name="T164">connectés.</text:span></text:p>
        </text:list-item>
        <text:list-item>
          <text:p text:style-name="P165"><text:span text:style-name="T166">Cas étendus : ajouter des membres.</text:span></text:p>
        </text:list-item>
        <text:list-item>
          <text:p text:style-name="P167"><text:span text:style-name="T168">Conditions d’utilisation : avoir un compte, être identifié et être membre d’une équipe.</text:span></text:p>
        </text:list-item>
      </text:list>
      <text:p text:style-name="P169"><text:span text:style-name="T170">Scénario nominal :</text:span></text:p>
      <text:p text:style-name="P171"><text:span text:style-name="T172">1- L'utilisateur sélectionne le projet.</text:span></text:p>
      <text:soft-page-break/>
      <text:p text:style-name="P173"><text:span text:style-name="T174">2- L’utilisateur clique sur le bouton “ajouter une tâche”.</text:span></text:p>
      <text:p text:style-name="P175"><text:span text:style-name="T176">3<text:s/></text:span><text:span text:style-name="T177"> <text:s/></text:span><text:span text:style-name="T178">- Le système affiche une fenêtre de création d’une tâche</text:span></text:p>
      <text:p text:style-name="P179"><text:span text:style-name="T180">4</text:span><text:span text:style-name="T181">  <text:s/></text:span><text:span text:style-name="T182">- L’utilisateur saisit les informations sur cette tâche.  </text:span></text:p>
      <text:p text:style-name="P183"><text:span text:style-name="T184">5 <text:s/></text:span><text:span text:style-name="T185"> </text:span><text:span text:style-name="T186">- L’utilisateur choisit les membres de l’équipe pour effectuer cette tâche.</text:span></text:p>
      <text:p text:style-name="P187"/>
      <text:p text:style-name="P188"><text:span text:style-name="T189">Scénario d’échec :</text:span><text:span text:style-name="T190">  </text:span></text:p>
      <text:p text:style-name="P191"><text:span text:style-name="T192">1<text:s/></text:span><text:span text:style-name="T193"> <text:s/></text:span><text:span text:style-name="T194">- L’utilisateur clique sur le<text:s/></text:span><text:span text:style-name="T195">bouton “S’identifier”.</text:span></text:p>
      <text:p text:style-name="P196"><text:span text:style-name="T197">2</text:span><text:span text:style-name="T198">  <text:s/></text:span><text:span text:style-name="T199">- Le système affiche une fenêtre d’authentification.  </text:span></text:p>
      <text:p text:style-name="P200"><text:span text:style-name="T201">3</text:span><text:span text:style-name="T202">  <text:s/></text:span><text:span text:style-name="T203">- L’user saisit un identifiant ou un mot de passe incorrect.  </text:span></text:p>
      <text:p text:style-name="P204"><text:span text:style-name="T205">4</text:span><text:span text:style-name="T206">  <text:s/></text:span><text:span text:style-name="T207">- L’utilisateur confirme ses données.</text:span></text:p>
      <text:p text:style-name="P208"><text:span text:style-name="T209">5</text:span><text:span text:style-name="T210">  <text:s/></text:span><text:span text:style-name="T211">- Le système vérifie l’authentification.</text:span></text:p>
      <text:p text:style-name="P212"/>
      <text:p text:style-name="P213"/>
      <text:p text:style-name="P214">Cas n°4 :<text:s/>Supprimer un projet</text:p>
      <text:list text:style-name="LFO1" text:continue-numbering="true">
        <text:list-item>
          <text:p text:style-name="P215">Acteur : Chef de projet</text:p>
        </text:list-item>
        <text:list-item>
          <text:p text:style-name="P216">Conditions d’utilisation : être identifié en tant que chef de projet.</text:p>
        </text:list-item>
        <text:list-item>
          <text:p text:style-name="P217">Cas inclus : le projet doit exister.</text:p>
        </text:list-item>
        <text:list-item>
          <text:p text:style-name="P218">Description : Le chef de projet peut supprimer un projet s’il le souhaite.</text:p>
        </text:list-item>
      </text:list>
      <text:p text:style-name="P219"/>
      <text:p text:style-name="P220"><text:span text:style-name="T221">Scénario nominal :</text:span><text:span text:style-name="T222"><text:s text:c="2"/></text:span></text:p>
      <text:p text:style-name="P223">1- Le chef de projet sélectionne le projet voulu.</text:p>
      <text:p text:style-name="P224">2– L’utilisateur clique sur l’icône de suppression.</text:p>
      <text:p text:style-name="P225">3- Le système affiche une fenêtre de validation.</text:p>
      <text:p text:style-name="P226">4- Le chef confirme son choix.</text:p>
      <text:p text:style-name="P227">5- Le projet est effacé de la liste des projets.</text:p>
      <text:p text:style-name="P228"><text:s/></text:p>
      <text:p text:style-name="P229"><text:span text:style-name="T230">Scénario alternatif :</text:span></text:p>
      <text:p text:style-name="P231">1- Le chef de projet sélectionne le projet voulu.</text:p>
      <text:p text:style-name="P232">2– L’utilisateur clique sur l’icône de suppression.</text:p>
      <text:p text:style-name="P233">3- Le système affiche une fenêtre de validation.</text:p>
      <text:p text:style-name="P234">4- Le chef de projet clique sur « Annuler ».</text:p>
      <text:p text:style-name="P235">5- Le projet n’est pas supprimé.</text:p>
      <text:p text:style-name="P236"/>
      <text:p text:style-name="P237">Cas n°5 : Rechercher un<text:s/>projet<text:s/></text:p>
      <text:p text:style-name="P238"/>
      <text:list text:style-name="LFO1" text:continue-numbering="true">
        <text:list-item>
          <text:p text:style-name="P239">Acteur : Tous les utilisateurs.</text:p>
        </text:list-item>
        <text:list-item>
          <text:p text:style-name="P240">Conditions d’utilisation : être identifié en tant que membre ou chef de projet.</text:p>
        </text:list-item>
        <text:list-item>
          <text:p text:style-name="P241"><text:span text:style-name="T242">Description : Le site permet aux utilisateurs de rechercher un jeu en tapant son nom dans la barre de recherche.</text:span></text:p>
        </text:list-item>
      </text:list>
      <text:p text:style-name="P243"><text:span text:style-name="T244">Scénario<text:s/></text:span><text:span text:style-name="T245">nominal :</text:span><text:span text:style-name="T246"><text:s text:c="2"/></text:span></text:p>
      <text:p text:style-name="P247">1- L’utilisateur tape dans la barre de recherche un nom de projet existant.</text:p>
      <text:p text:style-name="P248">2– Le système reconnait le projet recherché et l’affiche.</text:p>
      <text:p text:style-name="P249"/>
      <text:p text:style-name="P250"/>
      <text:p text:style-name="P251"/>
      <text:p text:style-name="P252"><text:span text:style-name="T253">Scénario d’échec :</text:span><text:span text:style-name="T254"><text:s/></text:span></text:p>
      <text:p text:style-name="P255">1- L’utilisateur tape dans la barre de recherche un nom de projet non-existant.</text:p>
      <text:p text:style-name="P256">2– Le système ne reconnait pas le projet recherché et affiche un message d’erreur.</text:p>
      <text:p text:style-name="P257"/>
      <text:p text:style-name="P258">Cas n°6 : Consulter ses projets</text:p>
      <text:list text:style-name="LFO1" text:continue-numbering="true">
        <text:list-item>
          <text:p text:style-name="P259">Acteur : Tous les utilisateurs.</text:p>
        </text:list-item>
        <text:list-item>
          <text:p text:style-name="P260">Conditions d’utilisation : être identifié en tant que membre ou chef de projet.</text:p>
        </text:list-item>
        <text:list-item>
          <text:p text:style-name="P261"><text:span text:style-name="T262">Description : Les utilisateurs peuv</text:span><text:span text:style-name="T263">ent consulter les projets<text:s/></text:span></text:p>
        </text:list-item>
      </text:list>
      <text:p text:style-name="P264"><text:span text:style-name="T265">Scénario nominal :</text:span><text:span text:style-name="T266"><text:s text:c="2"/></text:span></text:p>
      <text:p text:style-name="P267">1- L’utilisateur sélectionne un projet dans la liste des projets affichés.</text:p>
      <text:p text:style-name="P268">2– Le système répond en affichant la page du projet que l’utilisateur a sélectionné.</text:p>
      <text:p text:style-name="P269"/>
      <text:p text:style-name="P270">Cas n°7 : Ajouter un membre</text:p>
      <text:list text:style-name="LFO1" text:continue-numbering="true">
        <text:list-item>
          <text:p text:style-name="P271">Acteur : Chef de<text:s/>projet</text:p>
        </text:list-item>
        <text:list-item>
          <text:p text:style-name="P272">Conditions d’utilisations : Le projet doit être existant (crée en amont par le chef de projet)</text:p>
        </text:list-item>
      </text:list>
      <text:p text:style-name="P273"/>
      <text:p text:style-name="P274"><text:span text:style-name="T275">Scénario nominal :</text:span><text:span text:style-name="T276"><text:s/></text:span></text:p>
      <text:p text:style-name="P277">1- L’utilisateur sélectionne le projet et clique sur +.</text:p>
      <text:p text:style-name="P278">2- Le système affiche une fenêtre d’ajout des membres.</text:p>
      <text:p text:style-name="P279">3-<text:s/>L’utilisateur tape un nom ou un email existant de la personne qu’il souhaite ajouter.</text:p>
      <text:p text:style-name="P280">4- L’utilisateur clique sur le bouton de validation.</text:p>
      <text:p text:style-name="P281">5- La personne est bien membre du projet.<text:s/></text:p>
      <text:p text:style-name="P282"/>
      <text:p text:style-name="P283"/>
      <text:soft-page-break/>
      <text:p text:style-name="P284"><text:span text:style-name="T285">Scénario d’échec :</text:span><text:span text:style-name="T286"><text:s/></text:span></text:p>
      <text:p text:style-name="P287">1- L’utilisateur sélectionne le projet et clique sur<text:s/>+.</text:p>
      <text:p text:style-name="P288">2- Le système affiche une fenêtre d’ajout des membres.</text:p>
      <text:p text:style-name="P289">3- L’utilisateur tape un nom ou un e-mail incorrect de la personne qu’il souhaite à ajouter.</text:p>
      <text:p text:style-name="P290">4- L’utilisateur clique sur le bouton de validation.</text:p>
      <text:p text:style-name="P291">5- Le système affiche une fenêtre d’erreur car la personne n’existe pas.</text:p>
      <text:p text:style-name="P292">6- Le membre n’est pas ajouté.<text:s/></text:p>
      <text:p text:style-name="P293"/>
      <text:p text:style-name="P294"><text:span text:style-name="T295">Scénario alternatif </text:span><text:span text:style-name="T296">:<text:s/></text:span></text:p>
      <text:p text:style-name="P297">1- Le chef de projet sélectionne le projet et clique sur +.</text:p>
      <text:p text:style-name="P298">2- Le système affiche une fenêtre d’ajout des membres.</text:p>
      <text:p text:style-name="P299">3- L’utilisateur tape un nom ou un e-mail du membre à ajouter.</text:p>
      <text:p text:style-name="P300">4- Le chef de projet ne souhaite pas ajouter de membres et clique sur le bouton d’annulation.</text:p>
      <text:p text:style-name="P301">5- Le système affiche une fenêtre d’erreur car le membre n’existe pas.</text:p>
      <text:p text:style-name="P302">6- Le membre n’est pas ajouté.<text:s/></text:p>
      <text:p text:style-name="P303"/>
      <text:p text:style-name="P304"/>
      <text:p text:style-name="P305">Cas n°9 : Ajouter un projet aux favoris<text:s/></text:p>
      <text:list text:style-name="LFO1" text:continue-numbering="true">
        <text:list-item>
          <text:p text:style-name="P306">Acteur :<text:s/>Utilisateurs connectés, chef de projet.</text:p>
        </text:list-item>
        <text:list-item>
          <text:p text:style-name="P307">Description : L’utilisateur connecté ou le chef de projet peut ajouter son projet à ses favoris.</text:p>
        </text:list-item>
      </text:list>
      <text:p text:style-name="P308"/>
      <text:p text:style-name="P309"><text:span text:style-name="T310">Scénario nominal :</text:span><text:span text:style-name="T311"><text:s text:c="2"/></text:span></text:p>
      <text:p text:style-name="P312">1- L’utilisateur choisit son projet favori.</text:p>
      <text:p text:style-name="P313">2– L’utilisateur clique sur l’icône « Favori »</text:p>
      <text:p text:style-name="P314">3- Le<text:s/>système montre que le projet est bien ajouté aux favoris.<text:line-break/>4 – Le projet est bien répertorié dans une liste de projet favoris.<text:s/></text:p>
      <text:p text:style-name="P315"/>
      <text:p text:style-name="P316">Cas n°10 : Supprimer un projet des favoris<text:s/></text:p>
      <text:list text:style-name="LFO1" text:continue-numbering="true">
        <text:list-item>
          <text:p text:style-name="P317">Acteur : Utilisateurs connectés, chef de projet.</text:p>
        </text:list-item>
        <text:list-item>
          <text:p text:style-name="P318">Conditions d’utilisations : Le projet doit être ajouté aux favoris.</text:p>
        </text:list-item>
        <text:list-item>
          <text:p text:style-name="P319">Description : L’utilisateur connecté ou le chef de projet peut ajouter son projet à ses favoris.</text:p>
        </text:list-item>
      </text:list>
      <text:p text:style-name="P320"/>
      <text:p text:style-name="P321"><text:span text:style-name="T322">Scénario nominal :</text:span><text:span text:style-name="T323"><text:s text:c="2"/></text:span></text:p>
      <text:p text:style-name="P324"><text:s/>1- L’utilisateur connecté ou le chef de projet accède à sa liste de projets favoris.</text:p>
      <text:p text:style-name="P325"><text:s/>2– L’utilisateur<text:s/>clique sur l’icône « Supprimer des favoris »</text:p>
      <text:p text:style-name="P326"><text:s/>3- Le système montre que le projet a bien été supprimé.</text:p>
      <text:soft-page-break/>
      <text:p text:style-name="P327"><text:s/>4- Le projet ne figure plus dans la liste des favoris</text:p>
      <text:p text:style-name="P328"/>
      <text:p text:style-name="P329"><text:span text:style-name="T330">Cas n°11 : La modification de projet</text:span></text:p>
      <text:list text:style-name="LFO2" text:continue-numbering="true">
        <text:list-item>
          <text:p text:style-name="P331"><text:span text:style-name="T332">Acteur : chef de projet.</text:span></text:p>
        </text:list-item>
        <text:list-item>
          <text:p text:style-name="P333">Conditions<text:s/>d’utilisation : être chef du projet et être identifié.</text:p>
        </text:list-item>
      </text:list>
      <text:p text:style-name="P334"><text:span text:style-name="T335">Scénario nominal :</text:span><text:span text:style-name="T336">  </text:span><text:span text:style-name="T337"><text:tab/></text:span></text:p>
      <text:list text:style-name="LFO2" text:continue-numbering="true">
        <text:list-item>
          <text:p text:style-name="P338"><text:span text:style-name="T339">1<text:s/></text:span><text:span text:style-name="T340"> <text:s/></text:span><text:span text:style-name="T341">- L’utilisateur clique sur le bouton “Modifier le projet”.</text:span></text:p>
        </text:list-item>
        <text:list-item>
          <text:p text:style-name="P342"><text:span text:style-name="T343">2</text:span><text:span text:style-name="T344">  <text:s/></text:span><text:span text:style-name="T345">- Le système affiche une page de modification du projet.  </text:span></text:p>
        </text:list-item>
        <text:list-item>
          <text:p text:style-name="P346"><text:span text:style-name="T347">3</text:span><text:span text:style-name="T348">  <text:s/></text:span><text:span text:style-name="T349">- Le chef de projet change les options souhaitées</text:span><text:span text:style-name="T350">.</text:span></text:p>
        </text:list-item>
        <text:list-item>
          <text:p text:style-name="P351"><text:span text:style-name="T352">4</text:span><text:span text:style-name="T353">  <text:s/></text:span><text:span text:style-name="T354">- L’utilisateur clique sur « modifier le projet ».</text:span></text:p>
        </text:list-item>
        <text:list-item>
          <text:p text:style-name="P355"><text:span text:style-name="T356">5</text:span><text:span text:style-name="T357">  <text:s/></text:span><text:span text:style-name="T358">- Le projet est modifié.</text:span></text:p>
        </text:list-item>
      </text:list>
      <text:p text:style-name="P359"/>
      <text:p text:style-name="P360"><text:span text:style-name="T361">Scénario d’échec :</text:span><text:span text:style-name="T362">  </text:span></text:p>
      <text:list text:style-name="LFO2" text:continue-numbering="true">
        <text:list-item>
          <text:p text:style-name="P363"><text:span text:style-name="T364">1<text:s/></text:span><text:span text:style-name="T365"> <text:s/></text:span><text:span text:style-name="T366">- L’utilisateur clique sur le bouton “ Modifier le projet”.</text:span></text:p>
        </text:list-item>
        <text:list-item>
          <text:p text:style-name="P367"><text:span text:style-name="T368">2</text:span><text:span text:style-name="T369">  <text:s/></text:span><text:span text:style-name="T370">- Le système affiche une page de modification du projet.  </text:span></text:p>
        </text:list-item>
        <text:list-item>
          <text:p text:style-name="P371"><text:span text:style-name="T372">3</text:span><text:span text:style-name="T373">  <text:s/></text:span><text:span text:style-name="T374">- Le chef de proj</text:span><text:span text:style-name="T375">et change les options souhaitées.</text:span></text:p>
        </text:list-item>
        <text:list-item>
          <text:p text:style-name="P376"><text:span text:style-name="T377">4</text:span><text:span text:style-name="T378">  <text:s/></text:span><text:span text:style-name="T379">- L’utilisateur change le nom du projet avec des numéros et clique sur « créer un projet »</text:span></text:p>
        </text:list-item>
        <text:list-item>
          <text:p text:style-name="P380"><text:span text:style-name="T381">5</text:span><text:span text:style-name="T382">  <text:s/></text:span><text:span text:style-name="T383">- Le projet est n’est pas modifié.</text:span></text:p>
        </text:list-item>
      </text:list>
      <text:p text:style-name="P384"/>
      <text:p text:style-name="P385">Scénario alternatif :</text:p>
      <text:p text:style-name="P386"><text:span text:style-name="T387">1 – Le chef du projet clique sur le bouton “Modifier le<text:s/></text:span><text:span text:style-name="T388">projet”.</text:span></text:p>
      <text:p text:style-name="P389"><text:span text:style-name="T390">2 - Le système affiche une page de modification du projet.</text:span></text:p>
      <text:p text:style-name="P391"><text:span text:style-name="T392">3 - L’utilisateur saisit et/ou coche les options à modifier pour le projet. </text:span></text:p>
      <text:p text:style-name="P393"><text:span text:style-name="T394">4 - L’utilisateur clique sur “Annuler”</text:span></text:p>
      <text:p text:style-name="P395"/>
      <text:p text:style-name="P396"><text:span text:style-name="T397">Cas n°12 : La modification de tâche</text:span></text:p>
      <text:list text:style-name="LFO2" text:continue-numbering="true">
        <text:list-item>
          <text:p text:style-name="P398"><text:span text:style-name="T399">Acteur : Créateur de la tâche.</text:span></text:p>
        </text:list-item>
        <text:list-item>
          <text:p text:style-name="P400">Conditions d’utilisation : être créateur de la tâche.</text:p>
        </text:list-item>
      </text:list>
      <text:p text:style-name="P401"><text:span text:style-name="T402">Scénario nominal :</text:span><text:span text:style-name="T403">  </text:span><text:span text:style-name="T404"><text:tab/></text:span></text:p>
      <text:p text:style-name="P405"><text:span text:style-name="T406">1<text:s/></text:span><text:span text:style-name="T407"> <text:s/></text:span><text:span text:style-name="T408">- L’utilisateur clique sur le bouton “Modifier la tâche”.</text:span></text:p>
      <text:p text:style-name="P409"><text:span text:style-name="T410">2</text:span><text:span text:style-name="T411">  <text:s/></text:span><text:span text:style-name="T412">- Le système affiche une page de modification de la tâche.  </text:span></text:p>
      <text:p text:style-name="P413"><text:span text:style-name="T414">3</text:span><text:span text:style-name="T415">  <text:s/></text:span><text:span text:style-name="T416">- Le créateur de la tâche change les options souhaité</text:span><text:span text:style-name="T417">es.</text:span></text:p>
      <text:soft-page-break/>
      <text:p text:style-name="P418"><text:span text:style-name="T419">4</text:span><text:span text:style-name="T420">  <text:s/></text:span><text:span text:style-name="T421">- L’utilisateur clique sur « modifier la tâche ».</text:span></text:p>
      <text:p text:style-name="P422"><text:span text:style-name="T423">5</text:span><text:span text:style-name="T424">  <text:s/></text:span><text:span text:style-name="T425">- La tâche est modifié.</text:span></text:p>
      <text:p text:style-name="P426"/>
      <text:p text:style-name="P427"><text:span text:style-name="T428">Scénario d’échec :</text:span><text:span text:style-name="T429">  </text:span></text:p>
      <text:p text:style-name="P430"><text:span text:style-name="T431">1<text:s/></text:span><text:span text:style-name="T432"> <text:s/></text:span><text:span text:style-name="T433">- L’utilisateur clique sur le bouton “ Modifier la tâche ”.</text:span></text:p>
      <text:p text:style-name="P434"><text:span text:style-name="T435">2</text:span><text:span text:style-name="T436">  <text:s/></text:span><text:span text:style-name="T437">- Le système affiche une page de modification de la tâche.  </text:span></text:p>
      <text:p text:style-name="P438"><text:span text:style-name="T439">3</text:span><text:span text:style-name="T440">  <text:s/></text:span><text:span text:style-name="T441">- Le<text:s/></text:span><text:span text:style-name="T442">créateur de la tâche change les options souhaitées.</text:span></text:p>
      <text:p text:style-name="P443"><text:span text:style-name="T444">4</text:span><text:span text:style-name="T445">  <text:s/></text:span><text:span text:style-name="T446">- L’utilisateur change le nom de la tâche avec des numéros et clique sur « modifier la tâche »</text:span></text:p>
      <text:p text:style-name="P447"><text:span text:style-name="T448">5</text:span><text:span text:style-name="T449">  <text:s/></text:span><text:span text:style-name="T450">- Le tâche est n’est pas modifiée et affiche une erreur.</text:span></text:p>
      <text:p text:style-name="P451"/>
      <text:p text:style-name="P452">Scénario alternatif :</text:p>
      <text:p text:style-name="P453"><text:span text:style-name="T454">1 – Le<text:s/></text:span><text:span text:style-name="T455">créateur de la tâche clique sur le bouton “ Modifier la tâche ”.</text:span></text:p>
      <text:p text:style-name="P456"><text:span text:style-name="T457">2 - Le système affiche une page de modification de la tâche.</text:span></text:p>
      <text:p text:style-name="P458"><text:span text:style-name="T459">3 - L’utilisateur saisit et/ou coche les options à modifier pour la tâche. </text:span></text:p>
      <text:p text:style-name="P460"><text:span text:style-name="T461">4 - L’utilisateur clique sur “Annuler”</text:span></text:p>
      <text:p text:style-name="P462"/>
      <text:p text:style-name="P463"/>
      <text:p text:style-name="P464">Cas n°13 :<text:s/>Créer un compte<text:s/></text:p>
      <text:list text:style-name="LFO1" text:continue-numbering="true">
        <text:list-item>
          <text:p text:style-name="P465">Acteur : Tous les utilisateurs</text:p>
        </text:list-item>
        <text:list-item>
          <text:p text:style-name="P466">Description : Chaque utilisateur qui souhaite utiliser le site web peut créer un compte afin de bénéficier des fonctionnalités.</text:p>
        </text:list-item>
      </text:list>
      <text:p text:style-name="P467"><text:span text:style-name="T468">Scénario nominal :</text:span><text:span text:style-name="T469">  </text:span><text:span text:style-name="T470"><text:tab/></text:span></text:p>
      <text:p text:style-name="P471"><text:span text:style-name="T472">1<text:s/></text:span><text:span text:style-name="T473"> <text:s/></text:span><text:span text:style-name="T474">- L’utilisateur clique sur le bouton “Créer un compte”</text:span><text:span text:style-name="T475">.</text:span></text:p>
      <text:p text:style-name="P476"><text:span text:style-name="T477">2</text:span><text:span text:style-name="T478">  <text:s/></text:span><text:span text:style-name="T479">- Le système affiche une page de création de compte  </text:span></text:p>
      <text:p text:style-name="P480"><text:span text:style-name="T481">3</text:span><text:span text:style-name="T482">  <text:s/></text:span><text:span text:style-name="T483">- L’utilisateur saisit les informations relatives à la création d’un compte.</text:span></text:p>
      <text:p text:style-name="P484"><text:span text:style-name="T485">4</text:span><text:span text:style-name="T486">  <text:s/></text:span><text:span text:style-name="T487">- L’utilisateur valide ses informations.</text:span></text:p>
      <text:p text:style-name="P488"><text:span text:style-name="T489">5</text:span><text:span text:style-name="T490">  <text:s/></text:span><text:span text:style-name="T491">- Le compte est bien créé.</text:span></text:p>
      <text:p text:style-name="P492"/>
      <text:p text:style-name="P493"><text:span text:style-name="T494">Scénario d’échec :</text:span><text:span text:style-name="T495">  </text:span></text:p>
      <text:p text:style-name="P496"><text:span text:style-name="T497">1<text:s/></text:span><text:span text:style-name="T498"> <text:s/></text:span><text:span text:style-name="T499">-<text:s/></text:span><text:span text:style-name="T500">L’utilisateur clique sur le bouton “Créer un compte”.</text:span></text:p>
      <text:p text:style-name="P501"><text:span text:style-name="T502">2</text:span><text:span text:style-name="T503">  <text:s/></text:span><text:span text:style-name="T504">- Le système affiche une page de création de compte  </text:span></text:p>
      <text:p text:style-name="P505"><text:span text:style-name="T506">3</text:span><text:span text:style-name="T507">  <text:s/></text:span><text:span text:style-name="T508">- L’utilisateur saisit un e-mail déjà utilisé.</text:span></text:p>
      <text:p text:style-name="P509"><text:span text:style-name="T510">4</text:span><text:span text:style-name="T511">  <text:s/></text:span><text:span text:style-name="T512">- L’utilisateur valide ses informations.</text:span></text:p>
      <text:p text:style-name="P513"><text:span text:style-name="T514">5- Le système affiche une erreur.</text:span></text:p>
      <text:p text:style-name="P515">6- Le compte est n’est pas créé.</text:p>
      <text:p text:style-name="P516"/>
      <text:soft-page-break/>
      <text:p text:style-name="P517">Scénario alternatif :</text:p>
      <text:p text:style-name="P518"><text:span text:style-name="T519">1<text:s/></text:span><text:span text:style-name="T520"> <text:s/></text:span><text:span text:style-name="T521">- L’utilisateur clique sur le bouton “Créer un compte”.</text:span></text:p>
      <text:p text:style-name="P522"><text:span text:style-name="T523">2</text:span><text:span text:style-name="T524">  <text:s/></text:span><text:span text:style-name="T525">- Le système affiche une page de création de compte  </text:span></text:p>
      <text:p text:style-name="P526"><text:span text:style-name="T527">3</text:span><text:span text:style-name="T528">  <text:s/></text:span><text:span text:style-name="T529">- L’utilisateur saisit les informations relatives à la création d’un compte.</text:span></text:p>
      <text:p text:style-name="P530"><text:span text:style-name="T531">4</text:span><text:span text:style-name="T532">  <text:s/></text:span><text:span text:style-name="T533">- L’utilisa</text:span><text:span text:style-name="T534">teur clique sur le bouton « Annuler »</text:span></text:p>
      <text:p text:style-name="P535"><text:span text:style-name="T536">5</text:span><text:span text:style-name="T537">  <text:s/></text:span><text:span text:style-name="T538">- Le compte n’est pas créé.</text:span></text:p>
      <text:p text:style-name="P539"/>
      <text:p text:style-name="P540"><text:span text:style-name="T541">Cas n°14 : Consulter le calendrier</text:span></text:p>
      <text:list text:style-name="LFO2" text:continue-numbering="true">
        <text:list-item>
          <text:p text:style-name="P542"><text:span text:style-name="T543">Acteur : Tous les utilisateurs</text:span></text:p>
        </text:list-item>
        <text:list-item>
          <text:p text:style-name="P544">Conditions d’utilisation : avoir sélectionné un projet<text:s/></text:p>
        </text:list-item>
      </text:list>
      <text:p text:style-name="P545"><text:span text:style-name="T546">Scénario nominal :</text:span><text:span text:style-name="T547">  </text:span><text:span text:style-name="T548"><text:tab/></text:span></text:p>
      <text:p text:style-name="P549"><text:span text:style-name="T550">1<text:s/></text:span><text:span text:style-name="T551"> <text:s/></text:span><text:span text:style-name="T552">- L’utilisateur clique sur le<text:s/></text:span><text:span text:style-name="T553">bouton “Modifier la tâche”.</text:span></text:p>
      <text:p text:style-name="P554"><text:span text:style-name="T555">2</text:span><text:span text:style-name="T556">  <text:s/></text:span><text:span text:style-name="T557">- Le système affiche une page de modification de la tâche.  </text:span></text:p>
      <text:p text:style-name="P558"><text:span text:style-name="T559">3</text:span><text:span text:style-name="T560">  <text:s/></text:span><text:span text:style-name="T561">- Le créateur de la tâche change les options souhaitées.</text:span></text:p>
      <text:p text:style-name="P562"><text:span text:style-name="T563">4</text:span><text:span text:style-name="T564">  <text:s/></text:span><text:span text:style-name="T565">- L’utilisateur clique sur « modifier la tâche ».</text:span></text:p>
      <text:p text:style-name="P566"><text:span text:style-name="T567">5</text:span><text:span text:style-name="T568">  <text:s/></text:span><text:span text:style-name="T569">- La tâche est modifié.</text:span></text:p>
      <text:p text:style-name="P570"/>
      <text:p text:style-name="P571"><text:span text:style-name="T572">Scénario<text:s/></text:span><text:span text:style-name="T573">d’échec :</text:span><text:span text:style-name="T574">  </text:span></text:p>
      <text:p text:style-name="P575"><text:span text:style-name="T576">1<text:s/></text:span><text:span text:style-name="T577"> <text:s/></text:span><text:span text:style-name="T578">- L’utilisateur clique sur le bouton “ Modifier la tâche ”.</text:span></text:p>
      <text:p text:style-name="P579"><text:span text:style-name="T580">2</text:span><text:span text:style-name="T581">  <text:s/></text:span><text:span text:style-name="T582">- Le système affiche une page de modification de la tâche.  </text:span></text:p>
      <text:p text:style-name="P583"><text:span text:style-name="T584">3</text:span><text:span text:style-name="T585">  <text:s/></text:span><text:span text:style-name="T586">- Le créateur de la tâche change les options souhaitées.</text:span></text:p>
      <text:p text:style-name="P587"><text:span text:style-name="T588">4</text:span><text:span text:style-name="T589">  <text:s/></text:span><text:span text:style-name="T590">- L’utilisateur change le nom de la tâche avec des</text:span><text:span text:style-name="T591"><text:s/>numéros et clique sur « modifier la tâche »</text:span></text:p>
      <text:p text:style-name="P592"><text:span text:style-name="T593">5</text:span><text:span text:style-name="T594">  <text:s/></text:span><text:span text:style-name="T595">- Le tâche est n’est pas modifiée et le système affiche une erreur.</text:span></text:p>
      <text:p text:style-name="P596"/>
      <text:p text:style-name="P597">Scénario alternatif :</text:p>
      <text:p text:style-name="P598"><text:span text:style-name="T599">1 – Le créateur de la tâche clique sur le bouton “ Modifier la tâche ”.</text:span></text:p>
      <text:p text:style-name="P600"><text:span text:style-name="T601">2 - Le système affiche une page de<text:s/></text:span><text:span text:style-name="T602">modification de la tâche.</text:span></text:p>
      <text:p text:style-name="P603"><text:span text:style-name="T604">3 - L’utilisateur saisit et/ou coche les options à modifier pour la tâche. </text:span></text:p>
      <text:p text:style-name="P605"><text:span text:style-name="T606">4 - L’utilisateur clique sur “Annuler”</text:span></text:p>
      <text:p text:style-name="P607"/>
      <text:p text:style-name="P608"/>
      <text:p text:style-name="P609"/>
      <text:p text:style-name="P610"/>
      <text:p text:style-name="P611"/>
      <text:p text:style-name="P612"/>
      <text:p text:style-name="P613"/>
      <text:p text:style-name="P614"/>
      <text:p text:style-name="P615"/>
      <text:p text:style-name="P616"><text:span text:style-name="T617">narScénario alter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Times New Roman" style:font-name-complex="Arial" fo:color="#000000" fo:font-size="14pt" style:font-size-asian="14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rial" style:font-name-asian="Times New Roman" style:font-name-complex="Arial" fo:color="#000000" fo:font-size="14pt" style:font-size-asian="14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</office:automatic-styles>
  <office:master-styles>
    <style:master-page style:name="MP0" style:page-layout-name="PL0">
      <style:header>
        <text:p text:style-name="P2">Description du diagramme de cas d’utilisations.</text:p>
        <text:p text:style-name="En-tête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e Hnsl</meta:initial-creator>
    <dc:creator>Marie Hnsl</dc:creator>
    <meta:creation-date>2020-11-16T09:09:00Z</meta:creation-date>
    <dc:date>2020-11-20T21:19:00Z</dc:date>
    <meta:template xlink:href="Normal" xlink:type="simple"/>
    <meta:editing-cycles>7</meta:editing-cycles>
    <meta:editing-duration>PT16560S</meta:editing-duration>
    <meta:document-statistic meta:page-count="9" meta:paragraph-count="22" meta:word-count="1758" meta:character-count="11405" meta:row-count="80" meta:non-whitespace-character-count="9669"/>
  </office:meta>
</office:document-meta>
</file>